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6728760" table:style-name="ce5">
            <text:p>6.728.760</text:p>
          </table:table-cell>
          <table:table-cell office:value-type="float" office:value="1011000" table:style-name="ce5">
            <text:p>1.011.0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476000" table:style-name="ce5">
            <text:p>476.000</text:p>
          </table:table-cell>
          <table:table-cell office:value-type="float" office:value="10021560" table:style-name="ce6">
            <text:p>10.021.560</text:p>
          </table:table-cell>
          <table:table-cell office:value-type="float" office:value="9778509" table:style-name="ce6">
            <text:p>9.778.509</text:p>
          </table:table-cell>
          <table:table-cell office:value-type="percentage" office:value="0.97574718906038582" table:style-name="ce7">
            <text:p>97,6%</text:p>
          </table:table-cell>
          <table:table-cell office:value-type="float" office:value="5471416" table:style-name="ce5">
            <text:p>5.471.416</text:p>
          </table:table-cell>
          <table:table-cell office:value-type="float" office:value="4570198" table:style-name="ce5">
            <text:p>4.570.198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166805" table:style-name="ce5">
            <text:p>1.166.805</text:p>
          </table:table-cell>
          <table:table-cell office:value-type="float" office:value="153300" table:style-name="ce5">
            <text:p>153.300</text:p>
          </table:table-cell>
          <table:table-cell office:value-type="float" office:value="285700" table:style-name="ce5">
            <text:p>285.700</text:p>
          </table:table-cell>
          <table:table-cell office:value-type="float" office:value="56900" table:style-name="ce5">
            <text:p>56.900</text:p>
          </table:table-cell>
          <table:table-cell office:value-type="float" office:value="1662705" table:style-name="ce6">
            <text:p>1.662.705</text:p>
          </table:table-cell>
          <table:table-cell office:value-type="float" office:value="1567476" table:style-name="ce6">
            <text:p>1.567.476</text:p>
          </table:table-cell>
          <table:table-cell office:value-type="percentage" office:value="0.94272646079731526" table:style-name="ce7">
            <text:p>94,3%</text:p>
          </table:table-cell>
          <table:table-cell office:value-type="float" office:value="902689" table:style-name="ce5">
            <text:p>902.689</text:p>
          </table:table-cell>
          <table:table-cell office:value-type="float" office:value="752056" table:style-name="ce5">
            <text:p>752.056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976685" table:style-name="ce5">
            <text:p>976.685</text:p>
          </table:table-cell>
          <table:table-cell office:value-type="float" office:value="126400" table:style-name="ce5">
            <text:p>126.400</text:p>
          </table:table-cell>
          <table:table-cell office:value-type="float" office:value="235900" table:style-name="ce5">
            <text:p>235.900</text:p>
          </table:table-cell>
          <table:table-cell office:value-type="float" office:value="43750" table:style-name="ce5">
            <text:p>43.750</text:p>
          </table:table-cell>
          <table:table-cell office:value-type="float" office:value="1382735" table:style-name="ce6">
            <text:p>1.382.735</text:p>
          </table:table-cell>
          <table:table-cell office:value-type="float" office:value="1368995" table:style-name="ce6">
            <text:p>1.368.995</text:p>
          </table:table-cell>
          <table:table-cell office:value-type="percentage" office:value="0.99006317190206361" table:style-name="ce7">
            <text:p>99,0%</text:p>
          </table:table-cell>
          <table:table-cell office:value-type="float" office:value="744123" table:style-name="ce5">
            <text:p>744.123</text:p>
          </table:table-cell>
          <table:table-cell office:value-type="float" office:value="671149" table:style-name="ce5">
            <text:p>671.149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901260" table:style-name="ce5">
            <text:p>901.260</text:p>
          </table:table-cell>
          <table:table-cell office:value-type="float" office:value="155000" table:style-name="ce5">
            <text:p>155.000</text:p>
          </table:table-cell>
          <table:table-cell office:value-type="float" office:value="256400" table:style-name="ce5">
            <text:p>256.400</text:p>
          </table:table-cell>
          <table:table-cell office:value-type="float" office:value="55550" table:style-name="ce5">
            <text:p>55.550</text:p>
          </table:table-cell>
          <table:table-cell office:value-type="float" office:value="1368210" table:style-name="ce6">
            <text:p>1.368.210</text:p>
          </table:table-cell>
          <table:table-cell office:value-type="float" office:value="1272589" table:style-name="ce6">
            <text:p>1.272.589</text:p>
          </table:table-cell>
          <table:table-cell office:value-type="percentage" office:value="0.9301123365565227" table:style-name="ce7">
            <text:p>93,0%</text:p>
          </table:table-cell>
          <table:table-cell office:value-type="float" office:value="731066" table:style-name="ce5">
            <text:p>731.066</text:p>
          </table:table-cell>
          <table:table-cell office:value-type="float" office:value="612332" table:style-name="ce5">
            <text:p>612.332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689450" table:style-name="ce5">
            <text:p>1.689.450</text:p>
          </table:table-cell>
          <table:table-cell office:value-type="float" office:value="284700" table:style-name="ce5">
            <text:p>284.700</text:p>
          </table:table-cell>
          <table:table-cell office:value-type="float" office:value="503700" table:style-name="ce5">
            <text:p>503.700</text:p>
          </table:table-cell>
          <table:table-cell office:value-type="float" office:value="120900" table:style-name="ce5">
            <text:p>120.900</text:p>
          </table:table-cell>
          <table:table-cell office:value-type="float" office:value="2598750" table:style-name="ce6">
            <text:p>2.598.750</text:p>
          </table:table-cell>
          <table:table-cell office:value-type="float" office:value="2417751" table:style-name="ce6">
            <text:p>2.417.751</text:p>
          </table:table-cell>
          <table:table-cell office:value-type="percentage" office:value="0.93035151515151515" table:style-name="ce7">
            <text:p>93,0%</text:p>
          </table:table-cell>
          <table:table-cell office:value-type="float" office:value="1406411" table:style-name="ce5">
            <text:p>1.406.411</text:p>
          </table:table-cell>
          <table:table-cell office:value-type="float" office:value="1140650" table:style-name="ce5">
            <text:p>1.140.650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514365" table:style-name="ce5">
            <text:p>514.365</text:p>
          </table:table-cell>
          <table:table-cell office:value-type="float" office:value="67300" table:style-name="ce5">
            <text:p>67.3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736815" table:style-name="ce6">
            <text:p>736.815</text:p>
          </table:table-cell>
          <table:table-cell office:value-type="float" office:value="690610" table:style-name="ce6">
            <text:p>690.610</text:p>
          </table:table-cell>
          <table:table-cell office:value-type="percentage" office:value="0.93729090748695398" table:style-name="ce7">
            <text:p>93,7%</text:p>
          </table:table-cell>
          <table:table-cell office:value-type="float" office:value="382466" table:style-name="ce5">
            <text:p>382.466</text:p>
          </table:table-cell>
          <table:table-cell office:value-type="float" office:value="328759" table:style-name="ce5">
            <text:p>328.759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288235" table:style-name="ce5">
            <text:p>2.288.235</text:p>
          </table:table-cell>
          <table:table-cell office:value-type="float" office:value="305000" table:style-name="ce5">
            <text:p>305.000</text:p>
          </table:table-cell>
          <table:table-cell office:value-type="float" office:value="514400" table:style-name="ce5">
            <text:p>514.400</text:p>
          </table:table-cell>
          <table:table-cell office:value-type="float" office:value="102850" table:style-name="ce5">
            <text:p>102.850</text:p>
          </table:table-cell>
          <table:table-cell office:value-type="float" office:value="3210485" table:style-name="ce6">
            <text:p>3.210.485</text:p>
          </table:table-cell>
          <table:table-cell office:value-type="float" office:value="2975385" table:style-name="ce6">
            <text:p>2.975.385</text:p>
          </table:table-cell>
          <table:table-cell office:value-type="percentage" office:value="0.92677118877677356" table:style-name="ce7">
            <text:p>92,7%</text:p>
          </table:table-cell>
          <table:table-cell office:value-type="float" office:value="1659299" table:style-name="ce5">
            <text:p>1.659.299</text:p>
          </table:table-cell>
          <table:table-cell office:value-type="float" office:value="1459069" table:style-name="ce5">
            <text:p>1.459.069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717425" table:style-name="ce5">
            <text:p>1.717.425</text:p>
          </table:table-cell>
          <table:table-cell office:value-type="float" office:value="240500" table:style-name="ce5">
            <text:p>240.500</text:p>
          </table:table-cell>
          <table:table-cell office:value-type="float" office:value="460900" table:style-name="ce5">
            <text:p>460.900</text:p>
          </table:table-cell>
          <table:table-cell office:value-type="float" office:value="89425" table:style-name="ce5">
            <text:p>89.425</text:p>
          </table:table-cell>
          <table:table-cell office:value-type="float" office:value="2508250" table:style-name="ce6">
            <text:p>2.508.250</text:p>
          </table:table-cell>
          <table:table-cell office:value-type="float" office:value="2359949" table:style-name="ce6">
            <text:p>2.359.949</text:p>
          </table:table-cell>
          <table:table-cell office:value-type="percentage" office:value="0.94087471344562945" table:style-name="ce7">
            <text:p>94,1%</text:p>
          </table:table-cell>
          <table:table-cell office:value-type="float" office:value="1348584" table:style-name="ce5">
            <text:p>1.348.584</text:p>
          </table:table-cell>
          <table:table-cell office:value-type="float" office:value="1084702" table:style-name="ce5">
            <text:p>1.084.702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6336170" table:style-name="ce5">
            <text:p>6.336.170</text:p>
          </table:table-cell>
          <table:table-cell office:value-type="float" office:value="895800" table:style-name="ce5">
            <text:p>895.8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394000" table:style-name="ce5">
            <text:p>394.000</text:p>
          </table:table-cell>
          <table:table-cell office:value-type="float" office:value="9324070" table:style-name="ce6">
            <text:p>9.324.070</text:p>
          </table:table-cell>
          <table:table-cell office:value-type="float" office:value="8734684" table:style-name="ce6">
            <text:p>8.734.684</text:p>
          </table:table-cell>
          <table:table-cell office:value-type="percentage" office:value="0.93678876284712576" table:style-name="ce7">
            <text:p>93,7%</text:p>
          </table:table-cell>
          <table:table-cell office:value-type="float" office:value="4906975" table:style-name="ce5">
            <text:p>4.906.975</text:p>
          </table:table-cell>
          <table:table-cell office:value-type="float" office:value="4284275" table:style-name="ce5">
            <text:p>4.284.275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4048390" table:style-name="ce5">
            <text:p>4.048.390</text:p>
          </table:table-cell>
          <table:table-cell office:value-type="float" office:value="573000" table:style-name="ce5">
            <text:p>573.000</text:p>
          </table:table-cell>
          <table:table-cell office:value-type="float" office:value="1009800" table:style-name="ce5">
            <text:p>1.009.800</text:p>
          </table:table-cell>
          <table:table-cell office:value-type="float" office:value="307250" table:style-name="ce5">
            <text:p>307.250</text:p>
          </table:table-cell>
          <table:table-cell office:value-type="float" office:value="5938440" table:style-name="ce6">
            <text:p>5.938.440</text:p>
          </table:table-cell>
          <table:table-cell office:value-type="float" office:value="5516303" table:style-name="ce6">
            <text:p>5.516.303</text:p>
          </table:table-cell>
          <table:table-cell office:value-type="percentage" office:value="0.92891449606293908" table:style-name="ce7">
            <text:p>92,9%</text:p>
          </table:table-cell>
          <table:table-cell office:value-type="float" office:value="3120679" table:style-name="ce5">
            <text:p>3.120.679</text:p>
          </table:table-cell>
          <table:table-cell office:value-type="float" office:value="2595918" table:style-name="ce5">
            <text:p>2.595.918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937835" table:style-name="ce5">
            <text:p>937.835</text:p>
          </table:table-cell>
          <table:table-cell office:value-type="float" office:value="121900" table:style-name="ce5">
            <text:p>121.900</text:p>
          </table:table-cell>
          <table:table-cell office:value-type="float" office:value="228000" table:style-name="ce5">
            <text:p>228.000</text:p>
          </table:table-cell>
          <table:table-cell office:value-type="float" office:value="45550" table:style-name="ce5">
            <text:p>45.550</text:p>
          </table:table-cell>
          <table:table-cell office:value-type="float" office:value="1333285" table:style-name="ce6">
            <text:p>1.333.285</text:p>
          </table:table-cell>
          <table:table-cell office:value-type="float" office:value="1322260" table:style-name="ce6">
            <text:p>1.322.260</text:p>
          </table:table-cell>
          <table:table-cell office:value-type="percentage" office:value="0.99173095024694646" table:style-name="ce7">
            <text:p>99,2%</text:p>
          </table:table-cell>
          <table:table-cell office:value-type="float" office:value="738270" table:style-name="ce5">
            <text:p>738.270</text:p>
          </table:table-cell>
          <table:table-cell office:value-type="float" office:value="647608" table:style-name="ce5">
            <text:p>647.608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492215" table:style-name="ce5">
            <text:p>2.492.215</text:p>
          </table:table-cell>
          <table:table-cell office:value-type="float" office:value="323400" table:style-name="ce5">
            <text:p>323.400</text:p>
          </table:table-cell>
          <table:table-cell office:value-type="float" office:value="595400" table:style-name="ce5">
            <text:p>595.400</text:p>
          </table:table-cell>
          <table:table-cell office:value-type="float" office:value="116000" table:style-name="ce5">
            <text:p>116.000</text:p>
          </table:table-cell>
          <table:table-cell office:value-type="float" office:value="3527015" table:style-name="ce6">
            <text:p>3.527.015</text:p>
          </table:table-cell>
          <table:table-cell office:value-type="float" office:value="3409327" table:style-name="ce6">
            <text:p>3.409.327</text:p>
          </table:table-cell>
          <table:table-cell office:value-type="percentage" office:value="0.96663240729058419" table:style-name="ce7">
            <text:p>96,7%</text:p>
          </table:table-cell>
          <table:table-cell office:value-type="float" office:value="1862603" table:style-name="ce5">
            <text:p>1.862.603</text:p>
          </table:table-cell>
          <table:table-cell office:value-type="float" office:value="1692901" table:style-name="ce5">
            <text:p>1.692.901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77355" table:style-name="ce5">
            <text:p>277.355</text:p>
          </table:table-cell>
          <table:table-cell office:value-type="float" office:value="36300" table:style-name="ce5">
            <text:p>36.300</text:p>
          </table:table-cell>
          <table:table-cell office:value-type="float" office:value="61400" table:style-name="ce5">
            <text:p>61.400</text:p>
          </table:table-cell>
          <table:table-cell office:value-type="float" office:value="14150" table:style-name="ce5">
            <text:p>14.150</text:p>
          </table:table-cell>
          <table:table-cell office:value-type="float" office:value="389205" table:style-name="ce6">
            <text:p>389.205</text:p>
          </table:table-cell>
          <table:table-cell office:value-type="float" office:value="357247" table:style-name="ce6">
            <text:p>357.247</text:p>
          </table:table-cell>
          <table:table-cell office:value-type="percentage" office:value="0.91788903020259249" table:style-name="ce7">
            <text:p>91,8%</text:p>
          </table:table-cell>
          <table:table-cell office:value-type="float" office:value="208053" table:style-name="ce5">
            <text:p>208.053</text:p>
          </table:table-cell>
          <table:table-cell office:value-type="float" office:value="172592" table:style-name="ce5">
            <text:p>172.592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5424045" table:style-name="ce5">
            <text:p>5.424.045</text:p>
          </table:table-cell>
          <table:table-cell office:value-type="float" office:value="825900" table:style-name="ce5">
            <text:p>825.900</text:p>
          </table:table-cell>
          <table:table-cell office:value-type="float" office:value="1309400" table:style-name="ce5">
            <text:p>1.309.400</text:p>
          </table:table-cell>
          <table:table-cell office:value-type="float" office:value="341800" table:style-name="ce5">
            <text:p>341.800</text:p>
          </table:table-cell>
          <table:table-cell office:value-type="float" office:value="7901145" table:style-name="ce6">
            <text:p>7.901.145</text:p>
          </table:table-cell>
          <table:table-cell office:value-type="float" office:value="7467470" table:style-name="ce6">
            <text:p>7.467.470</text:p>
          </table:table-cell>
          <table:table-cell office:value-type="percentage" office:value="0.94511238560993371" table:style-name="ce7">
            <text:p>94,5%</text:p>
          </table:table-cell>
          <table:table-cell office:value-type="float" office:value="4479217" table:style-name="ce5">
            <text:p>4.479.217</text:p>
          </table:table-cell>
          <table:table-cell office:value-type="float" office:value="3532098" table:style-name="ce5">
            <text:p>3.532.098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201145" table:style-name="ce5">
            <text:p>1.201.145</text:p>
          </table:table-cell>
          <table:table-cell office:value-type="float" office:value="185000" table:style-name="ce5">
            <text:p>185.0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1734145" table:style-name="ce6">
            <text:p>1.734.145</text:p>
          </table:table-cell>
          <table:table-cell office:value-type="float" office:value="1636594" table:style-name="ce6">
            <text:p>1.636.594</text:p>
          </table:table-cell>
          <table:table-cell office:value-type="percentage" office:value="0.94374691851027448" table:style-name="ce7">
            <text:p>94,4%</text:p>
          </table:table-cell>
          <table:table-cell office:value-type="float" office:value="942023" table:style-name="ce5">
            <text:p>942.023</text:p>
          </table:table-cell>
          <table:table-cell office:value-type="float" office:value="756548" table:style-name="ce5">
            <text:p>756.548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550635" table:style-name="ce5">
            <text:p>550.635</text:p>
          </table:table-cell>
          <table:table-cell office:value-type="float" office:value="81200" table:style-name="ce5">
            <text:p>81.200</text:p>
          </table:table-cell>
          <table:table-cell office:value-type="float" office:value="145700" table:style-name="ce5">
            <text:p>145.700</text:p>
          </table:table-cell>
          <table:table-cell office:value-type="float" office:value="28900" table:style-name="ce5">
            <text:p>28.900</text:p>
          </table:table-cell>
          <table:table-cell office:value-type="float" office:value="806435" table:style-name="ce6">
            <text:p>806.435</text:p>
          </table:table-cell>
          <table:table-cell office:value-type="float" office:value="768787" table:style-name="ce6">
            <text:p>768.787</text:p>
          </table:table-cell>
          <table:table-cell office:value-type="percentage" office:value="0.95331551829967698" table:style-name="ce7">
            <text:p>95,3%</text:p>
          </table:table-cell>
          <table:table-cell office:value-type="float" office:value="435594" table:style-name="ce5">
            <text:p>435.594</text:p>
          </table:table-cell>
          <table:table-cell office:value-type="float" office:value="376247" table:style-name="ce5">
            <text:p>376.247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918620" table:style-name="ce5">
            <text:p>1.918.620</text:p>
          </table:table-cell>
          <table:table-cell office:value-type="float" office:value="251400" table:style-name="ce5">
            <text:p>251.400</text:p>
          </table:table-cell>
          <table:table-cell office:value-type="float" office:value="549600" table:style-name="ce5">
            <text:p>549.600</text:p>
          </table:table-cell>
          <table:table-cell office:value-type="float" office:value="97800" table:style-name="ce5">
            <text:p>97.800</text:p>
          </table:table-cell>
          <table:table-cell office:value-type="float" office:value="2817420" table:style-name="ce6">
            <text:p>2.817.420</text:p>
          </table:table-cell>
          <table:table-cell office:value-type="float" office:value="2634243" table:style-name="ce6">
            <text:p>2.634.243</text:p>
          </table:table-cell>
          <table:table-cell office:value-type="percentage" office:value="0.93498413442085315" table:style-name="ce7">
            <text:p>93,5%</text:p>
          </table:table-cell>
          <table:table-cell office:value-type="float" office:value="1466246" table:style-name="ce5">
            <text:p>1.466.246</text:p>
          </table:table-cell>
          <table:table-cell office:value-type="float" office:value="1310475" table:style-name="ce5">
            <text:p>1.310.475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68670" table:style-name="ce5">
            <text:p>68.670</text:p>
          </table:table-cell>
          <table:table-cell office:value-type="float" office:value="11700" table:style-name="ce5">
            <text:p>11.7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02620" table:style-name="ce6">
            <text:p>102.620</text:p>
          </table:table-cell>
          <table:table-cell office:value-type="float" office:value="89745" table:style-name="ce6">
            <text:p>89.745</text:p>
          </table:table-cell>
          <table:table-cell office:value-type="percentage" office:value="0.87453712726564026" table:style-name="ce7">
            <text:p>87,5%</text:p>
          </table:table-cell>
          <table:table-cell office:value-type="float" office:value="50651" table:style-name="ce5">
            <text:p>50.651</text:p>
          </table:table-cell>
          <table:table-cell office:value-type="float" office:value="44125" table:style-name="ce5">
            <text:p>44.125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68670" table:style-name="ce5">
            <text:p>68.670</text:p>
          </table:table-cell>
          <table:table-cell office:value-type="float" office:value="11400" table:style-name="ce5">
            <text:p>11.400</text:p>
          </table:table-cell>
          <table:table-cell office:value-type="float" office:value="15100" table:style-name="ce5">
            <text:p>15.100</text:p>
          </table:table-cell>
          <table:table-cell office:value-type="float" office:value="5250" table:style-name="ce5">
            <text:p>5.250</text:p>
          </table:table-cell>
          <table:table-cell office:value-type="float" office:value="100420" table:style-name="ce6">
            <text:p>100.420</text:p>
          </table:table-cell>
          <table:table-cell office:value-type="float" office:value="81406" table:style-name="ce6">
            <text:p>81.406</text:p>
          </table:table-cell>
          <table:table-cell office:value-type="percentage" office:value="0.81065524795857402" table:style-name="ce7">
            <text:p>81,1%</text:p>
          </table:table-cell>
          <table:table-cell office:value-type="float" office:value="48203" table:style-name="ce5">
            <text:p>48.203</text:p>
          </table:table-cell>
          <table:table-cell office:value-type="float" office:value="40201" table:style-name="ce5">
            <text:p>40.201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38300" table:style-name="ce5">
            <text:p>38.300</text:p>
          </table:table-cell>
          <table:table-cell office:value-type="float" office:value="106100" table:style-name="ce5">
            <text:p>106.100</text:p>
          </table:table-cell>
          <table:table-cell office:value-type="float" office:value="2000" table:style-name="ce5">
            <text:p>2.000</text:p>
          </table:table-cell>
          <table:table-cell office:value-type="float" office:value="195768" table:style-name="ce6">
            <text:p>195.768</text:p>
          </table:table-cell>
          <table:table-cell office:value-type="float" office:value="164735" table:style-name="ce6">
            <text:p>164.735</text:p>
          </table:table-cell>
          <table:table-cell office:value-type="percentage" office:value="0.84148073229537002" table:style-name="ce7">
            <text:p>84,1%</text:p>
          </table:table-cell>
          <table:table-cell office:value-type="float" office:value="88930" table:style-name="ce5">
            <text:p>88.930</text:p>
          </table:table-cell>
          <table:table-cell office:value-type="float" office:value="76949" table:style-name="ce5">
            <text:p>76.949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3930" table:style-name="ce5">
            <text:p>3.930</text:p>
          </table:table-cell>
          <table:table-cell office:value-type="float" office:value="0" table:style-name="ce5">
            <text:p>0</text:p>
          </table:table-cell>
          <table:table-cell office:value-type="float" office:value="2530" table:style-name="ce5">
            <text:p>2.530</text:p>
          </table:table-cell>
          <table:table-cell office:value-type="float" office:value="6460" table:style-name="ce6">
            <text:p>6.460</text:p>
          </table:table-cell>
          <table:table-cell office:value-type="float" office:value="3512" table:style-name="ce6">
            <text:p>3.512</text:p>
          </table:table-cell>
          <table:table-cell office:value-type="percentage" office:value="0.54365325077399385" table:style-name="ce7">
            <text:p>54,4%</text:p>
          </table:table-cell>
          <table:table-cell office:value-type="float" office:value="2730" table:style-name="ce5">
            <text:p>2.730</text:p>
          </table:table-cell>
          <table:table-cell office:value-type="float" office:value="2312" table:style-name="ce5">
            <text:p>2.312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39356103" table:style-name="ce11">
            <text:p>39.356.103</text:p>
          </table:table-cell>
          <table:table-cell office:value-type="float" office:value="5702430" table:style-name="ce12">
            <text:p>5.702.430</text:p>
          </table:table-cell>
          <table:table-cell office:value-type="float" office:value="10189600" table:style-name="ce13">
            <text:p>10.189.600</text:p>
          </table:table-cell>
          <table:table-cell office:value-type="float" office:value="2417805" table:style-name="ce14">
            <text:p>2.417.805</text:p>
          </table:table-cell>
          <table:table-cell office:value-type="float" office:value="57665938" table:style-name="ce15">
            <text:p>57.665.938</text:p>
          </table:table-cell>
          <table:table-cell office:value-type="float" office:value="54617577" table:style-name="ce15">
            <text:p>54.617.577</text:p>
          </table:table-cell>
          <table:table-cell office:value-type="percentage" office:value="0.94713758059393749" table:style-name="ce16">
            <text:p>94,7%</text:p>
          </table:table-cell>
          <table:table-cell office:value-type="float" office:value="30996228" table:style-name="ce15">
            <text:p>30.996.228</text:p>
          </table:table-cell>
          <table:table-cell office:value-type="float" office:value="26151164" table:style-name="ce15">
            <text:p>26.151.164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318484" table:style-name="ce23">
            <text:p>4.318.484</text:p>
          </table:table-cell>
          <table:table-cell office:value-type="percentage" office:value="0.93268186823878729" table:style-name="ce24">
            <text:p>93,3%</text:p>
          </table:table-cell>
          <table:table-cell office:value-type="float" office:value="4034824" table:style-name="ce23">
            <text:p>4.034.824</text:p>
          </table:table-cell>
          <table:table-cell office:value-type="percentage" office:value="0.87141857798586186" table:style-name="ce24">
            <text:p>87,1%</text:p>
          </table:table-cell>
          <table:table-cell office:value-type="date" office:date-value="2021-07-26T00:00:00" table:style-name="ce25">
            <text:p>26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23558" table:style-name="ce5">
            <text:p>723.558</text:p>
          </table:table-cell>
          <table:table-cell office:value-type="percentage" office:value="0.91899285948347464" table:style-name="ce26">
            <text:p>91,9%</text:p>
          </table:table-cell>
          <table:table-cell office:value-type="float" office:value="673179" table:style-name="ce5">
            <text:p>673.179</text:p>
          </table:table-cell>
          <table:table-cell office:value-type="percentage" office:value="0.85500636321376589" table:style-name="ce26">
            <text:p>85,5%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35763" table:style-name="ce5">
            <text:p>635.763</text:p>
          </table:table-cell>
          <table:table-cell office:value-type="percentage" office:value="0.93997028231797919" table:style-name="ce26">
            <text:p>94,0%</text:p>
          </table:table-cell>
          <table:table-cell office:value-type="float" office:value="614830" table:style-name="ce5">
            <text:p>614.830</text:p>
          </table:table-cell>
          <table:table-cell office:value-type="percentage" office:value="0.90902101675870273" table:style-name="ce26">
            <text:p>90,9%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27442" table:style-name="ce5">
            <text:p>527.442</text:p>
          </table:table-cell>
          <table:table-cell office:value-type="percentage" office:value="0.85173223438373025" table:style-name="ce26">
            <text:p>85,2%</text:p>
          </table:table-cell>
          <table:table-cell office:value-type="float" office:value="503065" table:style-name="ce5">
            <text:p>503.065</text:p>
          </table:table-cell>
          <table:table-cell office:value-type="percentage" office:value="0.8123673816083119" table:style-name="ce26">
            <text:p>81,2%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56569" table:style-name="ce5">
            <text:p>1.056.569</text:p>
          </table:table-cell>
          <table:table-cell office:value-type="percentage" office:value="0.86725218440525487" table:style-name="ce26">
            <text:p>86,7%</text:p>
          </table:table-cell>
          <table:table-cell office:value-type="float" office:value="982827" table:style-name="ce5">
            <text:p>982.827</text:p>
          </table:table-cell>
          <table:table-cell office:value-type="percentage" office:value="0.80672333055622814" table:style-name="ce26">
            <text:p>80,7%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35857" table:style-name="ce5">
            <text:p>335.857</text:p>
          </table:table-cell>
          <table:table-cell office:value-type="percentage" office:value="0.93505036387832485" table:style-name="ce26">
            <text:p>93,5%</text:p>
          </table:table-cell>
          <table:table-cell office:value-type="float" office:value="313242" table:style-name="ce5">
            <text:p>313.242</text:p>
          </table:table-cell>
          <table:table-cell office:value-type="percentage" office:value="0.87208855579003641" table:style-name="ce26">
            <text:p>87,2%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39856" table:style-name="ce5">
            <text:p>1.439.856</text:p>
          </table:table-cell>
          <table:table-cell office:value-type="percentage" office:value="0.93977894710734522" table:style-name="ce26">
            <text:p>94,0%</text:p>
          </table:table-cell>
          <table:table-cell office:value-type="float" office:value="1377027" table:style-name="ce5">
            <text:p>1.377.027</text:p>
          </table:table-cell>
          <table:table-cell office:value-type="percentage" office:value="0.89877111613827099" table:style-name="ce26">
            <text:p>89,9%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62615" table:style-name="ce5">
            <text:p>1.062.615</text:p>
          </table:table-cell>
          <table:table-cell office:value-type="percentage" office:value="0.92335304677873731" table:style-name="ce26">
            <text:p>92,3%</text:p>
          </table:table-cell>
          <table:table-cell office:value-type="float" office:value="958776" table:style-name="ce5">
            <text:p>958.776</text:p>
          </table:table-cell>
          <table:table-cell office:value-type="percentage" office:value="0.83312275921037315" table:style-name="ce26">
            <text:p>83,3%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838331" table:style-name="ce5">
            <text:p>3.838.331</text:p>
          </table:table-cell>
          <table:table-cell office:value-type="percentage" office:value="0.88673584827636232" table:style-name="ce26">
            <text:p>88,7%</text:p>
          </table:table-cell>
          <table:table-cell office:value-type="float" office:value="3680456" table:style-name="ce5">
            <text:p>3.680.456</text:p>
          </table:table-cell>
          <table:table-cell office:value-type="percentage" office:value="0.85026337572341404" table:style-name="ce26">
            <text:p>85,0%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690038" table:style-name="ce5">
            <text:p>2.690.038</text:p>
          </table:table-cell>
          <table:table-cell office:value-type="percentage" office:value="0.92790551916615238" table:style-name="ce26">
            <text:p>92,8%</text:p>
          </table:table-cell>
          <table:table-cell office:value-type="float" office:value="2460876" table:style-name="ce5">
            <text:p>2.460.876</text:p>
          </table:table-cell>
          <table:table-cell office:value-type="percentage" office:value="0.84885805419236626" table:style-name="ce26">
            <text:p>84,9%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03863" table:style-name="ce5">
            <text:p>603.863</text:p>
          </table:table-cell>
          <table:table-cell office:value-type="percentage" office:value="0.97101568128023052" table:style-name="ce26">
            <text:p>97,1%</text:p>
          </table:table-cell>
          <table:table-cell office:value-type="float" office:value="583024" table:style-name="ce5">
            <text:p>583.024</text:p>
          </table:table-cell>
          <table:table-cell office:value-type="percentage" office:value="0.93750643202634554" table:style-name="ce26">
            <text:p>93,8%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35890" table:style-name="ce5">
            <text:p>1.635.890</text:p>
          </table:table-cell>
          <table:table-cell office:value-type="percentage" office:value="0.95104299108017498" table:style-name="ce26">
            <text:p>95,1%</text:p>
          </table:table-cell>
          <table:table-cell office:value-type="float" office:value="1599165" table:style-name="ce5">
            <text:p>1.599.165</text:p>
          </table:table-cell>
          <table:table-cell office:value-type="percentage" office:value="0.92969250061478947" table:style-name="ce26">
            <text:p>93,0%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76538" table:style-name="ce5">
            <text:p>176.538</text:p>
          </table:table-cell>
          <table:table-cell office:value-type="percentage" office:value="0.93574188624039945" table:style-name="ce26">
            <text:p>93,6%</text:p>
          </table:table-cell>
          <table:table-cell office:value-type="float" office:value="161307" table:style-name="ce5">
            <text:p>161.307</text:p>
          </table:table-cell>
          <table:table-cell office:value-type="percentage" office:value="0.85500977944567236" table:style-name="ce26">
            <text:p>85,5%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422371" table:style-name="ce5">
            <text:p>3.422.371</text:p>
          </table:table-cell>
          <table:table-cell office:value-type="percentage" office:value="0.91696523304789568" table:style-name="ce26">
            <text:p>91,7%</text:p>
          </table:table-cell>
          <table:table-cell office:value-type="float" office:value="3158805" table:style-name="ce5">
            <text:p>3.158.805</text:p>
          </table:table-cell>
          <table:table-cell office:value-type="percentage" office:value="0.84634727298059098" table:style-name="ce26">
            <text:p>84,6%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31494" table:style-name="ce5">
            <text:p>731.494</text:p>
          </table:table-cell>
          <table:table-cell office:value-type="percentage" office:value="0.9294808587634944" table:style-name="ce26">
            <text:p>92,9%</text:p>
          </table:table-cell>
          <table:table-cell office:value-type="float" office:value="671817" table:style-name="ce5">
            <text:p>671.817</text:p>
          </table:table-cell>
          <table:table-cell office:value-type="percentage" office:value="0.85365162542948336" table:style-name="ce26">
            <text:p>85,4%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46944" table:style-name="ce5">
            <text:p>346.944</text:p>
          </table:table-cell>
          <table:table-cell office:value-type="percentage" office:value="0.92395698512375568" table:style-name="ce26">
            <text:p>92,4%</text:p>
          </table:table-cell>
          <table:table-cell office:value-type="float" office:value="333140" table:style-name="ce5">
            <text:p>333.140</text:p>
          </table:table-cell>
          <table:table-cell office:value-type="percentage" office:value="0.88719513818981721" table:style-name="ce26">
            <text:p>88,7%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57211" table:style-name="ce5">
            <text:p>1.257.211</text:p>
          </table:table-cell>
          <table:table-cell office:value-type="percentage" office:value="0.92902398652143714" table:style-name="ce26">
            <text:p>92,9%</text:p>
          </table:table-cell>
          <table:table-cell office:value-type="float" office:value="1197341" table:style-name="ce5">
            <text:p>1.197.341</text:p>
          </table:table-cell>
          <table:table-cell office:value-type="percentage" office:value="0.88478267295272162" table:style-name="ce26">
            <text:p>88,5%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3280" table:style-name="ce5">
            <text:p>33.280</text:p>
          </table:table-cell>
          <table:table-cell office:value-type="percentage" office:value="0.85381497254861716" table:style-name="ce26">
            <text:p>85,4%</text:p>
          </table:table-cell>
          <table:table-cell office:value-type="float" office:value="32044" table:style-name="ce5">
            <text:p>32.044</text:p>
          </table:table-cell>
          <table:table-cell office:value-type="percentage" office:value="0.82210477705372265" table:style-name="ce26">
            <text:p>82,2%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0757" table:style-name="ce5">
            <text:p>30.757</text:p>
          </table:table-cell>
          <table:table-cell office:value-type="percentage" office:value="0.82624580255204838" table:style-name="ce26">
            <text:p>82,6%</text:p>
          </table:table-cell>
          <table:table-cell office:value-type="float" office:value="29685" table:style-name="ce5">
            <text:p>29.685</text:p>
          </table:table-cell>
          <table:table-cell office:value-type="percentage" office:value="0.79744795164539961" table:style-name="ce26">
            <text:p>79,7%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340" table:style-name="ce5">
            <text:p>34.340</text:p>
          </table:table-cell>
          <table:table-cell office:value-type="string" table:style-name="ce26">
            <text:p>-</text:p>
          </table:table-cell>
          <table:table-cell office:value-type="float" office:value="31022" table:style-name="ce5">
            <text:p>31.022</text:p>
          </table:table-cell>
          <table:table-cell office:value-type="string" table:style-name="ce26">
            <text:p>-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230" table:style-name="ce5">
            <text:p>1.230</text:p>
          </table:table-cell>
          <table:table-cell office:value-type="string" table:style-name="ce26">
            <text:p>-</text:p>
          </table:table-cell>
          <table:table-cell office:value-type="float" office:value="1130" table:style-name="ce5">
            <text:p>1.130</text:p>
          </table:table-cell>
          <table:table-cell office:value-type="string" table:style-name="ce26">
            <text:p>-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4902431" table:style-name="ce15">
            <text:p>24.902.431</text:p>
          </table:table-cell>
          <table:table-cell office:value-type="percentage" office:value="0.92039994089317678" table:style-name="ce16">
            <text:p>92,0%</text:p>
          </table:table-cell>
          <table:table-cell office:value-type="float" office:value="23397582" table:style-name="ce15">
            <text:p>23.397.582</text:p>
          </table:table-cell>
          <table:table-cell office:value-type="percentage" office:value="0.86478035376719875" table:style-name="ce16">
            <text:p>86,5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2428" table:style-name="ce35">
            <text:p>432.428</text:p>
          </table:table-cell>
          <table:table-cell office:value-type="percentage" office:value="1" table:style-name="ce36">
            <text:p>100,0%</text:p>
          </table:table-cell>
          <table:table-cell office:value-type="float" office:value="649952" table:style-name="ce35">
            <text:p>649.952</text:p>
          </table:table-cell>
          <table:table-cell office:value-type="percentage" office:value="0.99934038663491087" table:style-name="ce36">
            <text:p>99,9%</text:p>
          </table:table-cell>
          <table:table-cell office:value-type="float" office:value="904913" table:style-name="ce35">
            <text:p>904.913</text:p>
          </table:table-cell>
          <table:table-cell office:value-type="percentage" office:value="0.98773777570630039" table:style-name="ce36">
            <text:p>98,8%</text:p>
          </table:table-cell>
          <table:table-cell office:value-type="float" office:value="1168694" table:style-name="ce35">
            <text:p>1.168.694</text:p>
          </table:table-cell>
          <table:table-cell office:value-type="percentage" office:value="0.92385343800616748" table:style-name="ce36">
            <text:p>92,4%</text:p>
          </table:table-cell>
          <table:table-cell office:value-type="float" office:value="1162497" table:style-name="ce35">
            <text:p>1.162.497</text:p>
          </table:table-cell>
          <table:table-cell office:value-type="percentage" office:value="0.83927893299757272" table:style-name="ce36">
            <text:p>83,9%</text:p>
          </table:table-cell>
          <table:table-cell office:value-type="float" office:value="766815" table:style-name="ce35">
            <text:p>766.815</text:p>
          </table:table-cell>
          <table:table-cell office:value-type="percentage" office:value="0.67251672269401352" table:style-name="ce36">
            <text:p>67,3%</text:p>
          </table:table-cell>
          <table:table-cell office:value-type="float" office:value="369800" table:style-name="ce35">
            <text:p>369.800</text:p>
          </table:table-cell>
          <table:table-cell office:value-type="percentage" office:value="0.39820302539540331" table:style-name="ce36">
            <text:p>39,8%</text:p>
          </table:table-cell>
          <table:table-cell office:value-type="float" office:value="16317" table:style-name="ce35">
            <text:p>16.317</text:p>
          </table:table-cell>
          <table:table-cell office:value-type="percentage" office:value="2.1671999330594615E-2" table:style-name="ce36">
            <text:p>2,2%</text:p>
          </table:table-cell>
          <table:table-cell office:value-type="float" office:value="5471416" table:style-name="ce35">
            <text:p>5.471.416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73422361186128504" table:style-name="ce36">
            <text:p>73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897" table:style-name="ce38">
            <text:p>100.897</text:p>
          </table:table-cell>
          <table:table-cell office:value-type="percentage" office:value="1" table:style-name="ce39">
            <text:p>100,0%</text:p>
          </table:table-cell>
          <table:table-cell office:value-type="float" office:value="118522" table:style-name="ce38">
            <text:p>118.522</text:p>
          </table:table-cell>
          <table:table-cell office:value-type="percentage" office:value="0.99635996805514693" table:style-name="ce39">
            <text:p>99,6%</text:p>
          </table:table-cell>
          <table:table-cell office:value-type="float" office:value="150943" table:style-name="ce38">
            <text:p>150.943</text:p>
          </table:table-cell>
          <table:table-cell office:value-type="percentage" office:value="0.96531237409427817" table:style-name="ce39">
            <text:p>96,5%</text:p>
          </table:table-cell>
          <table:table-cell office:value-type="float" office:value="178254" table:style-name="ce38">
            <text:p>178.254</text:p>
          </table:table-cell>
          <table:table-cell office:value-type="percentage" office:value="0.89906489261900679" table:style-name="ce39">
            <text:p>89,9%</text:p>
          </table:table-cell>
          <table:table-cell office:value-type="float" office:value="174942" table:style-name="ce38">
            <text:p>174.942</text:p>
          </table:table-cell>
          <table:table-cell office:value-type="percentage" office:value="0.81389949893692748" table:style-name="ce39">
            <text:p>81,4%</text:p>
          </table:table-cell>
          <table:table-cell office:value-type="float" office:value="103576" table:style-name="ce38">
            <text:p>103.576</text:p>
          </table:table-cell>
          <table:table-cell office:value-type="percentage" office:value="0.63046151224084823" table:style-name="ce39">
            <text:p>63,0%</text:p>
          </table:table-cell>
          <table:table-cell office:value-type="float" office:value="59240" table:style-name="ce38">
            <text:p>59.240</text:p>
          </table:table-cell>
          <table:table-cell office:value-type="percentage" office:value="0.4542909947009609" table:style-name="ce39">
            <text:p>45,4%</text:p>
          </table:table-cell>
          <table:table-cell office:value-type="float" office:value="16315" table:style-name="ce38">
            <text:p>16.315</text:p>
          </table:table-cell>
          <table:table-cell office:value-type="percentage" office:value="0.15823061032499589" table:style-name="ce39">
            <text:p>15,8%</text:p>
          </table:table-cell>
          <table:table-cell office:value-type="float" office:value="902689" table:style-name="ce38">
            <text:p>902.689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76167673866415109" table:style-name="ce39">
            <text:p>76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613" table:style-name="ce38">
            <text:p>88.613</text:p>
          </table:table-cell>
          <table:table-cell office:value-type="percentage" office:value="1" table:style-name="ce39">
            <text:p>100,0%</text:p>
          </table:table-cell>
          <table:table-cell office:value-type="float" office:value="113795" table:style-name="ce38">
            <text:p>113.795</text:p>
          </table:table-cell>
          <table:table-cell office:value-type="percentage" office:value="1" table:style-name="ce39">
            <text:p>100,0%</text:p>
          </table:table-cell>
          <table:table-cell office:value-type="float" office:value="144830" table:style-name="ce38">
            <text:p>144.830</text:p>
          </table:table-cell>
          <table:table-cell office:value-type="percentage" office:value="0.96777857963809366" table:style-name="ce39">
            <text:p>96,8%</text:p>
          </table:table-cell>
          <table:table-cell office:value-type="float" office:value="147717" table:style-name="ce38">
            <text:p>147.717</text:p>
          </table:table-cell>
          <table:table-cell office:value-type="percentage" office:value="0.90821728303974913" table:style-name="ce39">
            <text:p>90,8%</text:p>
          </table:table-cell>
          <table:table-cell office:value-type="float" office:value="140808" table:style-name="ce38">
            <text:p>140.808</text:p>
          </table:table-cell>
          <table:table-cell office:value-type="percentage" office:value="0.84319702023438103" table:style-name="ce39">
            <text:p>84,3%</text:p>
          </table:table-cell>
          <table:table-cell office:value-type="float" office:value="75442" table:style-name="ce38">
            <text:p>75.442</text:p>
          </table:table-cell>
          <table:table-cell office:value-type="percentage" office:value="0.6591641837991804" table:style-name="ce39">
            <text:p>65,9%</text:p>
          </table:table-cell>
          <table:table-cell office:value-type="float" office:value="29646" table:style-name="ce38">
            <text:p>29.646</text:p>
          </table:table-cell>
          <table:table-cell office:value-type="percentage" office:value="0.37473929036417186" table:style-name="ce39">
            <text:p>37,5%</text:p>
          </table:table-cell>
          <table:table-cell office:value-type="float" office:value="3272" table:style-name="ce38">
            <text:p>3.272</text:p>
          </table:table-cell>
          <table:table-cell office:value-type="percentage" office:value="5.1124999999999997E-2" table:style-name="ce39">
            <text:p>5,1%</text:p>
          </table:table-cell>
          <table:table-cell office:value-type="float" office:value="744123" table:style-name="ce38">
            <text:p>744.123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9676784159789793" table:style-name="ce39">
            <text:p>79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962" table:style-name="ce38">
            <text:p>50.962</text:p>
          </table:table-cell>
          <table:table-cell office:value-type="percentage" office:value="1" table:style-name="ce39">
            <text:p>100,0%</text:p>
          </table:table-cell>
          <table:table-cell office:value-type="float" office:value="78110" table:style-name="ce38">
            <text:p>78.110</text:p>
          </table:table-cell>
          <table:table-cell office:value-type="percentage" office:value="0.97011774057330225" table:style-name="ce39">
            <text:p>97,0%</text:p>
          </table:table-cell>
          <table:table-cell office:value-type="float" office:value="105277" table:style-name="ce38">
            <text:p>105.277</text:p>
          </table:table-cell>
          <table:table-cell office:value-type="percentage" office:value="0.8980303844546238" table:style-name="ce39">
            <text:p>89,8%</text:p>
          </table:table-cell>
          <table:table-cell office:value-type="float" office:value="141465" table:style-name="ce38">
            <text:p>141.465</text:p>
          </table:table-cell>
          <table:table-cell office:value-type="percentage" office:value="0.8532422178929655" table:style-name="ce39">
            <text:p>85,3%</text:p>
          </table:table-cell>
          <table:table-cell office:value-type="float" office:value="151628" table:style-name="ce38">
            <text:p>151.628</text:p>
          </table:table-cell>
          <table:table-cell office:value-type="percentage" office:value="0.73544419222784863" table:style-name="ce39">
            <text:p>73,5%</text:p>
          </table:table-cell>
          <table:table-cell office:value-type="float" office:value="101868" table:style-name="ce38">
            <text:p>101.868</text:p>
          </table:table-cell>
          <table:table-cell office:value-type="percentage" office:value="0.55913978494623651" table:style-name="ce39">
            <text:p>55,9%</text:p>
          </table:table-cell>
          <table:table-cell office:value-type="float" office:value="71940" table:style-name="ce38">
            <text:p>71.940</text:p>
          </table:table-cell>
          <table:table-cell office:value-type="percentage" office:value="0.5215235388786591" table:style-name="ce39">
            <text:p>52,2%</text:p>
          </table:table-cell>
          <table:table-cell office:value-type="float" office:value="29816" table:style-name="ce38">
            <text:p>29.816</text:p>
          </table:table-cell>
          <table:table-cell office:value-type="percentage" office:value="0.31227482195224132" table:style-name="ce39">
            <text:p>31,2%</text:p>
          </table:table-cell>
          <table:table-cell office:value-type="float" office:value="731066" table:style-name="ce38">
            <text:p>731.066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0643473992310124" table:style-name="ce39">
            <text:p>70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017" table:style-name="ce38">
            <text:p>92.017</text:p>
          </table:table-cell>
          <table:table-cell office:value-type="percentage" office:value="1" table:style-name="ce39">
            <text:p>100,0%</text:p>
          </table:table-cell>
          <table:table-cell office:value-type="float" office:value="149167" table:style-name="ce38">
            <text:p>149.167</text:p>
          </table:table-cell>
          <table:table-cell office:value-type="percentage" office:value="0.96528851816140449" table:style-name="ce39">
            <text:p>96,5%</text:p>
          </table:table-cell>
          <table:table-cell office:value-type="float" office:value="216397" table:style-name="ce38">
            <text:p>216.397</text:p>
          </table:table-cell>
          <table:table-cell office:value-type="percentage" office:value="0.92047794055093324" table:style-name="ce39">
            <text:p>92,0%</text:p>
          </table:table-cell>
          <table:table-cell office:value-type="float" office:value="307229" table:style-name="ce38">
            <text:p>307.229</text:p>
          </table:table-cell>
          <table:table-cell office:value-type="percentage" office:value="0.8765149267357466" table:style-name="ce39">
            <text:p>87,7%</text:p>
          </table:table-cell>
          <table:table-cell office:value-type="float" office:value="291759" table:style-name="ce38">
            <text:p>291.759</text:p>
          </table:table-cell>
          <table:table-cell office:value-type="percentage" office:value="0.75210350481022059" table:style-name="ce39">
            <text:p>75,2%</text:p>
          </table:table-cell>
          <table:table-cell office:value-type="float" office:value="186547" table:style-name="ce38">
            <text:p>186.547</text:p>
          </table:table-cell>
          <table:table-cell office:value-type="percentage" office:value="0.59995690403751278" table:style-name="ce39">
            <text:p>60,0%</text:p>
          </table:table-cell>
          <table:table-cell office:value-type="float" office:value="135805" table:style-name="ce38">
            <text:p>135.805</text:p>
          </table:table-cell>
          <table:table-cell office:value-type="percentage" office:value="0.53944817833706726" table:style-name="ce39">
            <text:p>53,9%</text:p>
          </table:table-cell>
          <table:table-cell office:value-type="float" office:value="27490" table:style-name="ce38">
            <text:p>27.490</text:p>
          </table:table-cell>
          <table:table-cell office:value-type="percentage" office:value="0.15289465341468433" table:style-name="ce39">
            <text:p>15,3%</text:p>
          </table:table-cell>
          <table:table-cell office:value-type="float" office:value="1406411" table:style-name="ce38">
            <text:p>1.406.411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7172733828579938" table:style-name="ce39">
            <text:p>71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276" table:style-name="ce38">
            <text:p>42.276</text:p>
          </table:table-cell>
          <table:table-cell office:value-type="percentage" office:value="1" table:style-name="ce39">
            <text:p>100,0%</text:p>
          </table:table-cell>
          <table:table-cell office:value-type="float" office:value="55829" table:style-name="ce38">
            <text:p>55.829</text:p>
          </table:table-cell>
          <table:table-cell office:value-type="percentage" office:value="1" table:style-name="ce39">
            <text:p>100,0%</text:p>
          </table:table-cell>
          <table:table-cell office:value-type="float" office:value="75203" table:style-name="ce38">
            <text:p>75.203</text:p>
          </table:table-cell>
          <table:table-cell office:value-type="percentage" office:value="0.97230590212683432" table:style-name="ce39">
            <text:p>97,2%</text:p>
          </table:table-cell>
          <table:table-cell office:value-type="float" office:value="81494" table:style-name="ce38">
            <text:p>81.494</text:p>
          </table:table-cell>
          <table:table-cell office:value-type="percentage" office:value="0.90585122938064111" table:style-name="ce39">
            <text:p>90,6%</text:p>
          </table:table-cell>
          <table:table-cell office:value-type="float" office:value="81055" table:style-name="ce38">
            <text:p>81.055</text:p>
          </table:table-cell>
          <table:table-cell office:value-type="percentage" office:value="0.8290460166310385" table:style-name="ce39">
            <text:p>82,9%</text:p>
          </table:table-cell>
          <table:table-cell office:value-type="float" office:value="39668" table:style-name="ce38">
            <text:p>39.668</text:p>
          </table:table-cell>
          <table:table-cell office:value-type="percentage" office:value="0.56288223858782793" table:style-name="ce39">
            <text:p>56,3%</text:p>
          </table:table-cell>
          <table:table-cell office:value-type="float" office:value="6394" table:style-name="ce38">
            <text:p>6.394</text:p>
          </table:table-cell>
          <table:table-cell office:value-type="percentage" office:value="0.12660132660132661" table:style-name="ce39">
            <text:p>12,7%</text:p>
          </table:table-cell>
          <table:table-cell office:value-type="float" office:value="547" table:style-name="ce38">
            <text:p>547</text:p>
          </table:table-cell>
          <table:table-cell office:value-type="percentage" office:value="1.2442281009030321E-2" table:style-name="ce39">
            <text:p>1,2%</text:p>
          </table:table-cell>
          <table:table-cell office:value-type="float" office:value="382466" table:style-name="ce38">
            <text:p>382.466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2972008692549706" table:style-name="ce39">
            <text:p>73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755" table:style-name="ce38">
            <text:p>228.755</text:p>
          </table:table-cell>
          <table:table-cell office:value-type="percentage" office:value="1" table:style-name="ce39">
            <text:p>100,0%</text:p>
          </table:table-cell>
          <table:table-cell office:value-type="float" office:value="249350" table:style-name="ce38">
            <text:p>249.350</text:p>
          </table:table-cell>
          <table:table-cell office:value-type="percentage" office:value="1" table:style-name="ce39">
            <text:p>100,0%</text:p>
          </table:table-cell>
          <table:table-cell office:value-type="float" office:value="313609" table:style-name="ce38">
            <text:p>313.609</text:p>
          </table:table-cell>
          <table:table-cell office:value-type="percentage" office:value="0.98441183394804987" table:style-name="ce39">
            <text:p>98,4%</text:p>
          </table:table-cell>
          <table:table-cell office:value-type="float" office:value="342127" table:style-name="ce38">
            <text:p>342.127</text:p>
          </table:table-cell>
          <table:table-cell office:value-type="percentage" office:value="0.89755886403882734" table:style-name="ce39">
            <text:p>89,8%</text:p>
          </table:table-cell>
          <table:table-cell office:value-type="float" office:value="306015" table:style-name="ce38">
            <text:p>306.015</text:p>
          </table:table-cell>
          <table:table-cell office:value-type="percentage" office:value="0.84230880389755169" table:style-name="ce39">
            <text:p>84,2%</text:p>
          </table:table-cell>
          <table:table-cell office:value-type="float" office:value="168180" table:style-name="ce38">
            <text:p>168.180</text:p>
          </table:table-cell>
          <table:table-cell office:value-type="percentage" office:value="0.62804584308936717" table:style-name="ce39">
            <text:p>62,8%</text:p>
          </table:table-cell>
          <table:table-cell office:value-type="float" office:value="49553" table:style-name="ce38">
            <text:p>49.553</text:p>
          </table:table-cell>
          <table:table-cell office:value-type="percentage" office:value="0.23484166327023875" table:style-name="ce39">
            <text:p>23,5%</text:p>
          </table:table-cell>
          <table:table-cell office:value-type="float" office:value="1710" table:style-name="ce38">
            <text:p>1.710</text:p>
          </table:table-cell>
          <table:table-cell office:value-type="percentage" office:value="1.034219980404253E-2" table:style-name="ce39">
            <text:p>1,0%</text:p>
          </table:table-cell>
          <table:table-cell office:value-type="float" office:value="1659299" table:style-name="ce38">
            <text:p>1.659.299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76245684669934977" table:style-name="ce39">
            <text:p>76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499" table:style-name="ce38">
            <text:p>137.499</text:p>
          </table:table-cell>
          <table:table-cell office:value-type="percentage" office:value="1" table:style-name="ce39">
            <text:p>100,0%</text:p>
          </table:table-cell>
          <table:table-cell office:value-type="float" office:value="157635" table:style-name="ce38">
            <text:p>157.635</text:p>
          </table:table-cell>
          <table:table-cell office:value-type="percentage" office:value="0.99078572730529668" table:style-name="ce39">
            <text:p>99,1%</text:p>
          </table:table-cell>
          <table:table-cell office:value-type="float" office:value="217303" table:style-name="ce38">
            <text:p>217.303</text:p>
          </table:table-cell>
          <table:table-cell office:value-type="percentage" office:value="0.9947766933401696" table:style-name="ce39">
            <text:p>99,5%</text:p>
          </table:table-cell>
          <table:table-cell office:value-type="float" office:value="279109" table:style-name="ce38">
            <text:p>279.109</text:p>
          </table:table-cell>
          <table:table-cell office:value-type="percentage" office:value="0.90773648846421529" table:style-name="ce39">
            <text:p>90,8%</text:p>
          </table:table-cell>
          <table:table-cell office:value-type="float" office:value="271069" table:style-name="ce38">
            <text:p>271.069</text:p>
          </table:table-cell>
          <table:table-cell office:value-type="percentage" office:value="0.81991802906792088" table:style-name="ce39">
            <text:p>82,0%</text:p>
          </table:table-cell>
          <table:table-cell office:value-type="float" office:value="173562" table:style-name="ce38">
            <text:p>173.562</text:p>
          </table:table-cell>
          <table:table-cell office:value-type="percentage" office:value="0.65273165576661996" table:style-name="ce39">
            <text:p>65,3%</text:p>
          </table:table-cell>
          <table:table-cell office:value-type="float" office:value="106343" table:style-name="ce38">
            <text:p>106.343</text:p>
          </table:table-cell>
          <table:table-cell office:value-type="percentage" office:value="0.48761285530219312" table:style-name="ce39">
            <text:p>48,8%</text:p>
          </table:table-cell>
          <table:table-cell office:value-type="float" office:value="6064" table:style-name="ce38">
            <text:p>6.064</text:p>
          </table:table-cell>
          <table:table-cell office:value-type="percentage" office:value="3.4856183753707491E-2" table:style-name="ce39">
            <text:p>3,5%</text:p>
          </table:table-cell>
          <table:table-cell office:value-type="float" office:value="1348584" table:style-name="ce38">
            <text:p>1.348.584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4557492768622458" table:style-name="ce39">
            <text:p>74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6694" table:style-name="ce38">
            <text:p>456.694</text:p>
          </table:table-cell>
          <table:table-cell office:value-type="percentage" office:value="1" table:style-name="ce39">
            <text:p>100,0%</text:p>
          </table:table-cell>
          <table:table-cell office:value-type="float" office:value="613480" table:style-name="ce38">
            <text:p>613.480</text:p>
          </table:table-cell>
          <table:table-cell office:value-type="percentage" office:value="0.96566618185023578" table:style-name="ce39">
            <text:p>96,6%</text:p>
          </table:table-cell>
          <table:table-cell office:value-type="float" office:value="774981" table:style-name="ce38">
            <text:p>774.981</text:p>
          </table:table-cell>
          <table:table-cell office:value-type="percentage" office:value="0.92525764580030179" table:style-name="ce39">
            <text:p>92,5%</text:p>
          </table:table-cell>
          <table:table-cell office:value-type="float" office:value="968729" table:style-name="ce38">
            <text:p>968.729</text:p>
          </table:table-cell>
          <table:table-cell office:value-type="percentage" office:value="0.88729322757332063" table:style-name="ce39">
            <text:p>88,7%</text:p>
          </table:table-cell>
          <table:table-cell office:value-type="float" office:value="1024447" table:style-name="ce38">
            <text:p>1.024.447</text:p>
          </table:table-cell>
          <table:table-cell office:value-type="percentage" office:value="0.77800881712999004" table:style-name="ce39">
            <text:p>77,8%</text:p>
          </table:table-cell>
          <table:table-cell office:value-type="float" office:value="573055" table:style-name="ce38">
            <text:p>573.055</text:p>
          </table:table-cell>
          <table:table-cell office:value-type="percentage" office:value="0.54856066900747813" table:style-name="ce39">
            <text:p>54,9%</text:p>
          </table:table-cell>
          <table:table-cell office:value-type="float" office:value="383253" table:style-name="ce38">
            <text:p>383.253</text:p>
          </table:table-cell>
          <table:table-cell office:value-type="percentage" office:value="0.45683277011925832" table:style-name="ce39">
            <text:p>45,7%</text:p>
          </table:table-cell>
          <table:table-cell office:value-type="float" office:value="112336" table:style-name="ce38">
            <text:p>112.336</text:p>
          </table:table-cell>
          <table:table-cell office:value-type="percentage" office:value="0.17120058034095031" table:style-name="ce39">
            <text:p>17,1%</text:p>
          </table:table-cell>
          <table:table-cell office:value-type="float" office:value="4906975" table:style-name="ce38">
            <text:p>4.906.975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1443182943235362" table:style-name="ce39">
            <text:p>71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5616" table:style-name="ce38">
            <text:p>295.616</text:p>
          </table:table-cell>
          <table:table-cell office:value-type="percentage" office:value="1" table:style-name="ce39">
            <text:p>100,0%</text:p>
          </table:table-cell>
          <table:table-cell office:value-type="float" office:value="431317" table:style-name="ce38">
            <text:p>431.317</text:p>
          </table:table-cell>
          <table:table-cell office:value-type="percentage" office:value="0.98505236809771113" table:style-name="ce39">
            <text:p>98,5%</text:p>
          </table:table-cell>
          <table:table-cell office:value-type="float" office:value="552138" table:style-name="ce38">
            <text:p>552.138</text:p>
          </table:table-cell>
          <table:table-cell office:value-type="percentage" office:value="0.95076869033351241" table:style-name="ce39">
            <text:p>95,1%</text:p>
          </table:table-cell>
          <table:table-cell office:value-type="float" office:value="698157" table:style-name="ce38">
            <text:p>698.157</text:p>
          </table:table-cell>
          <table:table-cell office:value-type="percentage" office:value="0.92798810102959595" table:style-name="ce39">
            <text:p>92,8%</text:p>
          </table:table-cell>
          <table:table-cell office:value-type="float" office:value="712810" table:style-name="ce38">
            <text:p>712.810</text:p>
          </table:table-cell>
          <table:table-cell office:value-type="percentage" office:value="0.83703621939247619" table:style-name="ce39">
            <text:p>83,7%</text:p>
          </table:table-cell>
          <table:table-cell office:value-type="float" office:value="354869" table:style-name="ce38">
            <text:p>354.869</text:p>
          </table:table-cell>
          <table:table-cell office:value-type="percentage" office:value="0.54699665052816226" table:style-name="ce39">
            <text:p>54,7%</text:p>
          </table:table-cell>
          <table:table-cell office:value-type="float" office:value="71591" table:style-name="ce38">
            <text:p>71.591</text:p>
          </table:table-cell>
          <table:table-cell office:value-type="percentage" office:value="0.13870837741171729" table:style-name="ce39">
            <text:p>13,9%</text:p>
          </table:table-cell>
          <table:table-cell office:value-type="float" office:value="4181" table:style-name="ce38">
            <text:p>4.181</text:p>
          </table:table-cell>
          <table:table-cell office:value-type="percentage" office:value="9.8485151849923794E-3" table:style-name="ce39">
            <text:p>1,0%</text:p>
          </table:table-cell>
          <table:table-cell office:value-type="float" office:value="3120679" table:style-name="ce38">
            <text:p>3.120.679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69526735122232375" table:style-name="ce39">
            <text:p>69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63" table:style-name="ce38">
            <text:p>78.063</text:p>
          </table:table-cell>
          <table:table-cell office:value-type="percentage" office:value="1" table:style-name="ce39">
            <text:p>100,0%</text:p>
          </table:table-cell>
          <table:table-cell office:value-type="float" office:value="95575" table:style-name="ce38">
            <text:p>95.575</text:p>
          </table:table-cell>
          <table:table-cell office:value-type="percentage" office:value="1" table:style-name="ce39">
            <text:p>100,0%</text:p>
          </table:table-cell>
          <table:table-cell office:value-type="float" office:value="130839" table:style-name="ce38">
            <text:p>130.839</text:p>
          </table:table-cell>
          <table:table-cell office:value-type="percentage" office:value="1" table:style-name="ce39">
            <text:p>100,0%</text:p>
          </table:table-cell>
          <table:table-cell office:value-type="float" office:value="157970" table:style-name="ce38">
            <text:p>157.970</text:p>
          </table:table-cell>
          <table:table-cell office:value-type="percentage" office:value="0.93354056354009074" table:style-name="ce39">
            <text:p>93,4%</text:p>
          </table:table-cell>
          <table:table-cell office:value-type="float" office:value="141416" table:style-name="ce38">
            <text:p>141.416</text:p>
          </table:table-cell>
          <table:table-cell office:value-type="percentage" office:value="0.88665404341229137" table:style-name="ce39">
            <text:p>88,7%</text:p>
          </table:table-cell>
          <table:table-cell office:value-type="float" office:value="96272" table:style-name="ce38">
            <text:p>96.272</text:p>
          </table:table-cell>
          <table:table-cell office:value-type="percentage" office:value="0.72125203215487077" table:style-name="ce39">
            <text:p>72,1%</text:p>
          </table:table-cell>
          <table:table-cell office:value-type="float" office:value="36285" table:style-name="ce38">
            <text:p>36.285</text:p>
          </table:table-cell>
          <table:table-cell office:value-type="percentage" office:value="0.32019943522767386" table:style-name="ce39">
            <text:p>32,0%</text:p>
          </table:table-cell>
          <table:table-cell office:value-type="float" office:value="1850" table:style-name="ce38">
            <text:p>1.850</text:p>
          </table:table-cell>
          <table:table-cell office:value-type="percentage" office:value="2.1828908554572271E-2" table:style-name="ce39">
            <text:p>2,2%</text:p>
          </table:table-cell>
          <table:table-cell office:value-type="float" office:value="738270" table:style-name="ce38">
            <text:p>738.270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7432488984589443" table:style-name="ce39">
            <text:p>77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281" table:style-name="ce38">
            <text:p>241.281</text:p>
          </table:table-cell>
          <table:table-cell office:value-type="percentage" office:value="1" table:style-name="ce39">
            <text:p>100,0%</text:p>
          </table:table-cell>
          <table:table-cell office:value-type="float" office:value="289632" table:style-name="ce38">
            <text:p>289.632</text:p>
          </table:table-cell>
          <table:table-cell office:value-type="percentage" office:value="0.99955135594039246" table:style-name="ce39">
            <text:p>100,0%</text:p>
          </table:table-cell>
          <table:table-cell office:value-type="float" office:value="338062" table:style-name="ce38">
            <text:p>338.062</text:p>
          </table:table-cell>
          <table:table-cell office:value-type="percentage" office:value="0.97444707388009577" table:style-name="ce39">
            <text:p>97,4%</text:p>
          </table:table-cell>
          <table:table-cell office:value-type="float" office:value="380586" table:style-name="ce38">
            <text:p>380.586</text:p>
          </table:table-cell>
          <table:table-cell office:value-type="percentage" office:value="0.93766029628790137" table:style-name="ce39">
            <text:p>93,8%</text:p>
          </table:table-cell>
          <table:table-cell office:value-type="float" office:value="386329" table:style-name="ce38">
            <text:p>386.329</text:p>
          </table:table-cell>
          <table:table-cell office:value-type="percentage" office:value="0.87163965606322802" table:style-name="ce39">
            <text:p>87,2%</text:p>
          </table:table-cell>
          <table:table-cell office:value-type="float" office:value="201370" table:style-name="ce38">
            <text:p>201.370</text:p>
          </table:table-cell>
          <table:table-cell office:value-type="percentage" office:value="0.62265002721021123" table:style-name="ce39">
            <text:p>62,3%</text:p>
          </table:table-cell>
          <table:table-cell office:value-type="float" office:value="24299" table:style-name="ce38">
            <text:p>24.299</text:p>
          </table:table-cell>
          <table:table-cell office:value-type="percentage" office:value="0.10519912893268278" table:style-name="ce39">
            <text:p>10,5%</text:p>
          </table:table-cell>
          <table:table-cell office:value-type="float" office:value="1044" table:style-name="ce38">
            <text:p>1.044</text:p>
          </table:table-cell>
          <table:table-cell office:value-type="percentage" office:value="5.7997744532157086E-3" table:style-name="ce39">
            <text:p>0,6%</text:p>
          </table:table-cell>
          <table:table-cell office:value-type="float" office:value="1862603" table:style-name="ce38">
            <text:p>1.862.603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5885323958432216" table:style-name="ce39">
            <text:p>75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37" table:style-name="ce38">
            <text:p>23.337</text:p>
          </table:table-cell>
          <table:table-cell office:value-type="percentage" office:value="1" table:style-name="ce39">
            <text:p>100,0%</text:p>
          </table:table-cell>
          <table:table-cell office:value-type="float" office:value="28563" table:style-name="ce38">
            <text:p>28.563</text:p>
          </table:table-cell>
          <table:table-cell office:value-type="percentage" office:value="1" table:style-name="ce39">
            <text:p>100,0%</text:p>
          </table:table-cell>
          <table:table-cell office:value-type="float" office:value="37016" table:style-name="ce38">
            <text:p>37.016</text:p>
          </table:table-cell>
          <table:table-cell office:value-type="percentage" office:value="0.98138819661699983" table:style-name="ce39">
            <text:p>98,1%</text:p>
          </table:table-cell>
          <table:table-cell office:value-type="float" office:value="43482" table:style-name="ce38">
            <text:p>43.482</text:p>
          </table:table-cell>
          <table:table-cell office:value-type="percentage" office:value="0.91226082578046319" table:style-name="ce39">
            <text:p>91,2%</text:p>
          </table:table-cell>
          <table:table-cell office:value-type="float" office:value="44140" table:style-name="ce38">
            <text:p>44.140</text:p>
          </table:table-cell>
          <table:table-cell office:value-type="percentage" office:value="0.83366385253177711" table:style-name="ce39">
            <text:p>83,4%</text:p>
          </table:table-cell>
          <table:table-cell office:value-type="float" office:value="24483" table:style-name="ce38">
            <text:p>24.483</text:p>
          </table:table-cell>
          <table:table-cell office:value-type="percentage" office:value="0.62267605992014041" table:style-name="ce39">
            <text:p>62,3%</text:p>
          </table:table-cell>
          <table:table-cell office:value-type="float" office:value="6592" table:style-name="ce38">
            <text:p>6.592</text:p>
          </table:table-cell>
          <table:table-cell office:value-type="percentage" office:value="0.21642918116750937" table:style-name="ce39">
            <text:p>21,6%</text:p>
          </table:table-cell>
          <table:table-cell office:value-type="float" office:value="440" table:style-name="ce38">
            <text:p>440</text:p>
          </table:table-cell>
          <table:table-cell office:value-type="percentage" office:value="1.7233275889080371E-2" table:style-name="ce39">
            <text:p>1,7%</text:p>
          </table:table-cell>
          <table:table-cell office:value-type="float" office:value="208053" table:style-name="ce38">
            <text:p>208.053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73265837940627532" table:style-name="ce39">
            <text:p>73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2465" table:style-name="ce38">
            <text:p>372.465</text:p>
          </table:table-cell>
          <table:table-cell office:value-type="percentage" office:value="1" table:style-name="ce39">
            <text:p>100,0%</text:p>
          </table:table-cell>
          <table:table-cell office:value-type="float" office:value="507906" table:style-name="ce38">
            <text:p>507.906</text:p>
          </table:table-cell>
          <table:table-cell office:value-type="percentage" office:value="0.96545208817653561" table:style-name="ce39">
            <text:p>96,5%</text:p>
          </table:table-cell>
          <table:table-cell office:value-type="float" office:value="676047" table:style-name="ce38">
            <text:p>676.047</text:p>
          </table:table-cell>
          <table:table-cell office:value-type="percentage" office:value="0.96121838756872735" table:style-name="ce39">
            <text:p>96,1%</text:p>
          </table:table-cell>
          <table:table-cell office:value-type="float" office:value="910941" table:style-name="ce38">
            <text:p>910.941</text:p>
          </table:table-cell>
          <table:table-cell office:value-type="percentage" office:value="0.93642775418567137" table:style-name="ce39">
            <text:p>93,6%</text:p>
          </table:table-cell>
          <table:table-cell office:value-type="float" office:value="955012" table:style-name="ce38">
            <text:p>955.012</text:p>
          </table:table-cell>
          <table:table-cell office:value-type="percentage" office:value="0.81907011409374675" table:style-name="ce39">
            <text:p>81,9%</text:p>
          </table:table-cell>
          <table:table-cell office:value-type="float" office:value="594438" table:style-name="ce38">
            <text:p>594.438</text:p>
          </table:table-cell>
          <table:table-cell office:value-type="percentage" office:value="0.62596141695800511" table:style-name="ce39">
            <text:p>62,6%</text:p>
          </table:table-cell>
          <table:table-cell office:value-type="float" office:value="387227" table:style-name="ce38">
            <text:p>387.227</text:p>
          </table:table-cell>
          <table:table-cell office:value-type="percentage" office:value="0.52153540523249942" table:style-name="ce39">
            <text:p>52,2%</text:p>
          </table:table-cell>
          <table:table-cell office:value-type="float" office:value="75181" table:style-name="ce38">
            <text:p>75.181</text:p>
          </table:table-cell>
          <table:table-cell office:value-type="percentage" office:value="0.13581805897294152" table:style-name="ce39">
            <text:p>13,6%</text:p>
          </table:table-cell>
          <table:table-cell office:value-type="float" office:value="4479217" table:style-name="ce38">
            <text:p>4.479.217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4929143615933058" table:style-name="ce39">
            <text:p>74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546" table:style-name="ce38">
            <text:p>73.546</text:p>
          </table:table-cell>
          <table:table-cell office:value-type="percentage" office:value="1" table:style-name="ce39">
            <text:p>100,0%</text:p>
          </table:table-cell>
          <table:table-cell office:value-type="float" office:value="102121" table:style-name="ce38">
            <text:p>102.121</text:p>
          </table:table-cell>
          <table:table-cell office:value-type="percentage" office:value="0.99243918794157382" table:style-name="ce39">
            <text:p>99,2%</text:p>
          </table:table-cell>
          <table:table-cell office:value-type="float" office:value="142482" table:style-name="ce38">
            <text:p>142.482</text:p>
          </table:table-cell>
          <table:table-cell office:value-type="percentage" office:value="0.96986569917431875" table:style-name="ce39">
            <text:p>97,0%</text:p>
          </table:table-cell>
          <table:table-cell office:value-type="float" office:value="199110" table:style-name="ce38">
            <text:p>199.110</text:p>
          </table:table-cell>
          <table:table-cell office:value-type="percentage" office:value="0.93366657913493645" table:style-name="ce39">
            <text:p>93,4%</text:p>
          </table:table-cell>
          <table:table-cell office:value-type="float" office:value="214235" table:style-name="ce38">
            <text:p>214.235</text:p>
          </table:table-cell>
          <table:table-cell office:value-type="percentage" office:value="0.8429238620222933" table:style-name="ce39">
            <text:p>84,3%</text:p>
          </table:table-cell>
          <table:table-cell office:value-type="float" office:value="133750" table:style-name="ce38">
            <text:p>133.750</text:p>
          </table:table-cell>
          <table:table-cell office:value-type="percentage" office:value="0.63994296732582789" table:style-name="ce39">
            <text:p>64,0%</text:p>
          </table:table-cell>
          <table:table-cell office:value-type="float" office:value="74924" table:style-name="ce38">
            <text:p>74.924</text:p>
          </table:table-cell>
          <table:table-cell office:value-type="percentage" office:value="0.43497747433932471" table:style-name="ce39">
            <text:p>43,5%</text:p>
          </table:table-cell>
          <table:table-cell office:value-type="float" office:value="1855" table:style-name="ce38">
            <text:p>1.855</text:p>
          </table:table-cell>
          <table:table-cell office:value-type="percentage" office:value="1.3073139103838076E-2" table:style-name="ce39">
            <text:p>1,3%</text:p>
          </table:table-cell>
          <table:table-cell office:value-type="float" office:value="942023" table:style-name="ce38">
            <text:p>942.023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71902633083410361" table:style-name="ce39">
            <text:p>71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12" table:style-name="ce38">
            <text:p>42.412</text:p>
          </table:table-cell>
          <table:table-cell office:value-type="percentage" office:value="1" table:style-name="ce39">
            <text:p>100,0%</text:p>
          </table:table-cell>
          <table:table-cell office:value-type="float" office:value="55712" table:style-name="ce38">
            <text:p>55.712</text:p>
          </table:table-cell>
          <table:table-cell office:value-type="percentage" office:value="0.99856610266704904" table:style-name="ce39">
            <text:p>99,9%</text:p>
          </table:table-cell>
          <table:table-cell office:value-type="float" office:value="70086" table:style-name="ce38">
            <text:p>70.086</text:p>
          </table:table-cell>
          <table:table-cell office:value-type="percentage" office:value="0.94910893234386007" table:style-name="ce39">
            <text:p>94,9%</text:p>
          </table:table-cell>
          <table:table-cell office:value-type="float" office:value="88592" table:style-name="ce38">
            <text:p>88.592</text:p>
          </table:table-cell>
          <table:table-cell office:value-type="percentage" office:value="0.91620989926986163" table:style-name="ce39">
            <text:p>91,6%</text:p>
          </table:table-cell>
          <table:table-cell office:value-type="float" office:value="90142" table:style-name="ce38">
            <text:p>90.142</text:p>
          </table:table-cell>
          <table:table-cell office:value-type="percentage" office:value="0.83463269198718537" table:style-name="ce39">
            <text:p>83,5%</text:p>
          </table:table-cell>
          <table:table-cell office:value-type="float" office:value="52880" table:style-name="ce38">
            <text:p>52.880</text:p>
          </table:table-cell>
          <table:table-cell office:value-type="percentage" office:value="0.65010265425800029" table:style-name="ce39">
            <text:p>65,0%</text:p>
          </table:table-cell>
          <table:table-cell office:value-type="float" office:value="31598" table:style-name="ce38">
            <text:p>31.598</text:p>
          </table:table-cell>
          <table:table-cell office:value-type="percentage" office:value="0.46381023676369132" table:style-name="ce39">
            <text:p>46,4%</text:p>
          </table:table-cell>
          <table:table-cell office:value-type="float" office:value="4172" table:style-name="ce38">
            <text:p>4.172</text:p>
          </table:table-cell>
          <table:table-cell office:value-type="percentage" office:value="7.3987373199971632E-2" table:style-name="ce39">
            <text:p>7,4%</text:p>
          </table:table-cell>
          <table:table-cell office:value-type="float" office:value="435594" table:style-name="ce38">
            <text:p>435.594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4927496843575514" table:style-name="ce39">
            <text:p>74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659" table:style-name="ce38">
            <text:p>163.659</text:p>
          </table:table-cell>
          <table:table-cell office:value-type="percentage" office:value="1" table:style-name="ce39">
            <text:p>100,0%</text:p>
          </table:table-cell>
          <table:table-cell office:value-type="float" office:value="212887" table:style-name="ce38">
            <text:p>212.887</text:p>
          </table:table-cell>
          <table:table-cell office:value-type="percentage" office:value="0.99908954810611927" table:style-name="ce39">
            <text:p>99,9%</text:p>
          </table:table-cell>
          <table:table-cell office:value-type="float" office:value="273333" table:style-name="ce38">
            <text:p>273.333</text:p>
          </table:table-cell>
          <table:table-cell office:value-type="percentage" office:value="0.97577458151714092" table:style-name="ce39">
            <text:p>97,6%</text:p>
          </table:table-cell>
          <table:table-cell office:value-type="float" office:value="309730" table:style-name="ce38">
            <text:p>309.730</text:p>
          </table:table-cell>
          <table:table-cell office:value-type="percentage" office:value="0.91103221688525993" table:style-name="ce39">
            <text:p>91,1%</text:p>
          </table:table-cell>
          <table:table-cell office:value-type="float" office:value="297602" table:style-name="ce38">
            <text:p>297.602</text:p>
          </table:table-cell>
          <table:table-cell office:value-type="percentage" office:value="0.82180303921487408" table:style-name="ce39">
            <text:p>82,2%</text:p>
          </table:table-cell>
          <table:table-cell office:value-type="float" office:value="154669" table:style-name="ce38">
            <text:p>154.669</text:p>
          </table:table-cell>
          <table:table-cell office:value-type="percentage" office:value="0.59364097289123097" table:style-name="ce39">
            <text:p>59,4%</text:p>
          </table:table-cell>
          <table:table-cell office:value-type="float" office:value="46773" table:style-name="ce38">
            <text:p>46.773</text:p>
          </table:table-cell>
          <table:table-cell office:value-type="percentage" office:value="0.23208490874988835" table:style-name="ce39">
            <text:p>23,2%</text:p>
          </table:table-cell>
          <table:table-cell office:value-type="float" office:value="7593" table:style-name="ce38">
            <text:p>7.593</text:p>
          </table:table-cell>
          <table:table-cell office:value-type="percentage" office:value="4.5033984555709762E-2" table:style-name="ce39">
            <text:p>4,5%</text:p>
          </table:table-cell>
          <table:table-cell office:value-type="float" office:value="1466246" table:style-name="ce38">
            <text:p>1.466.246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3905651523254445" table:style-name="ce39">
            <text:p>73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74" table:style-name="ce38">
            <text:p>2.374</text:p>
          </table:table-cell>
          <table:table-cell office:value-type="percentage" office:value="0.91132437619961615" table:style-name="ce39">
            <text:p>91,1%</text:p>
          </table:table-cell>
          <table:table-cell office:value-type="float" office:value="3822" table:style-name="ce38">
            <text:p>3.822</text:p>
          </table:table-cell>
          <table:table-cell office:value-type="percentage" office:value="0.88513200555812876" table:style-name="ce39">
            <text:p>88,5%</text:p>
          </table:table-cell>
          <table:table-cell office:value-type="float" office:value="7324" table:style-name="ce38">
            <text:p>7.324</text:p>
          </table:table-cell>
          <table:table-cell office:value-type="percentage" office:value="0.93216240295278097" table:style-name="ce39">
            <text:p>93,2%</text:p>
          </table:table-cell>
          <table:table-cell office:value-type="float" office:value="9834" table:style-name="ce38">
            <text:p>9.834</text:p>
          </table:table-cell>
          <table:table-cell office:value-type="percentage" office:value="0.85098650051921076" table:style-name="ce39">
            <text:p>85,1%</text:p>
          </table:table-cell>
          <table:table-cell office:value-type="float" office:value="9926" table:style-name="ce38">
            <text:p>9.926</text:p>
          </table:table-cell>
          <table:table-cell office:value-type="percentage" office:value="0.78516057585825028" table:style-name="ce39">
            <text:p>78,5%</text:p>
          </table:table-cell>
          <table:table-cell office:value-type="float" office:value="7586" table:style-name="ce38">
            <text:p>7.586</text:p>
          </table:table-cell>
          <table:table-cell office:value-type="percentage" office:value="0.63780057171683202" table:style-name="ce39">
            <text:p>63,8%</text:p>
          </table:table-cell>
          <table:table-cell office:value-type="float" office:value="6778" table:style-name="ce38">
            <text:p>6.778</text:p>
          </table:table-cell>
          <table:table-cell office:value-type="percentage" office:value="0.61803592595969725" table:style-name="ce39">
            <text:p>61,8%</text:p>
          </table:table-cell>
          <table:table-cell office:value-type="float" office:value="3007" table:style-name="ce38">
            <text:p>3.007</text:p>
          </table:table-cell>
          <table:table-cell office:value-type="percentage" office:value="0.32949813719044491" table:style-name="ce39">
            <text:p>32,9%</text:p>
          </table:table-cell>
          <table:table-cell office:value-type="float" office:value="50651" table:style-name="ce38">
            <text:p>50.651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1374621292186291" table:style-name="ce39">
            <text:p>71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84" table:style-name="ce38">
            <text:p>1.984</text:p>
          </table:table-cell>
          <table:table-cell office:value-type="percentage" office:value="0.84461472967220097" table:style-name="ce39">
            <text:p>84,5%</text:p>
          </table:table-cell>
          <table:table-cell office:value-type="float" office:value="3260" table:style-name="ce38">
            <text:p>3.260</text:p>
          </table:table-cell>
          <table:table-cell office:value-type="percentage" office:value="0.86979722518676628" table:style-name="ce39">
            <text:p>87,0%</text:p>
          </table:table-cell>
          <table:table-cell office:value-type="float" office:value="6915" table:style-name="ce38">
            <text:p>6.915</text:p>
          </table:table-cell>
          <table:table-cell office:value-type="percentage" office:value="0.88348026063625906" table:style-name="ce39">
            <text:p>88,3%</text:p>
          </table:table-cell>
          <table:table-cell office:value-type="float" office:value="9236" table:style-name="ce38">
            <text:p>9.236</text:p>
          </table:table-cell>
          <table:table-cell office:value-type="percentage" office:value="0.81741747057261704" table:style-name="ce39">
            <text:p>81,7%</text:p>
          </table:table-cell>
          <table:table-cell office:value-type="float" office:value="9362" table:style-name="ce38">
            <text:p>9.362</text:p>
          </table:table-cell>
          <table:table-cell office:value-type="percentage" office:value="0.78003666055657395" table:style-name="ce39">
            <text:p>78,0%</text:p>
          </table:table-cell>
          <table:table-cell office:value-type="float" office:value="7499" table:style-name="ce38">
            <text:p>7.499</text:p>
          </table:table-cell>
          <table:table-cell office:value-type="percentage" office:value="0.61806643039643949" table:style-name="ce39">
            <text:p>61,8%</text:p>
          </table:table-cell>
          <table:table-cell office:value-type="float" office:value="6897" table:style-name="ce38">
            <text:p>6.897</text:p>
          </table:table-cell>
          <table:table-cell office:value-type="percentage" office:value="0.57498957899124636" table:style-name="ce39">
            <text:p>57,5%</text:p>
          </table:table-cell>
          <table:table-cell office:value-type="float" office:value="3050" table:style-name="ce38">
            <text:p>3.050</text:p>
          </table:table-cell>
          <table:table-cell office:value-type="percentage" office:value="0.3185711301441404" table:style-name="ce39">
            <text:p>31,9%</text:p>
          </table:table-cell>
          <table:table-cell office:value-type="float" office:value="48203" table:style-name="ce38">
            <text:p>48.203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7961425127243502" table:style-name="ce39">
            <text:p>68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472" table:style-name="ce38">
            <text:p>3.472</text:p>
          </table:table-cell>
          <table:table-cell office:value-type="string" table:style-name="ce39">
            <text:p>-</text:p>
          </table:table-cell>
          <table:table-cell office:value-type="float" office:value="9344" table:style-name="ce38">
            <text:p>9.344</text:p>
          </table:table-cell>
          <table:table-cell office:value-type="string" table:style-name="ce39">
            <text:p>-</text:p>
          </table:table-cell>
          <table:table-cell office:value-type="float" office:value="21475" table:style-name="ce38">
            <text:p>21.475</text:p>
          </table:table-cell>
          <table:table-cell office:value-type="string" table:style-name="ce39">
            <text:p>-</text:p>
          </table:table-cell>
          <table:table-cell office:value-type="float" office:value="30447" table:style-name="ce38">
            <text:p>30.447</text:p>
          </table:table-cell>
          <table:table-cell office:value-type="string" table:style-name="ce39">
            <text:p>-</text:p>
          </table:table-cell>
          <table:table-cell office:value-type="float" office:value="23224" table:style-name="ce38">
            <text:p>23.224</text:p>
          </table:table-cell>
          <table:table-cell office:value-type="string" table:style-name="ce39">
            <text:p>-</text:p>
          </table:table-cell>
          <table:table-cell office:value-type="float" office:value="919" table:style-name="ce38">
            <text:p>919</text:p>
          </table:table-cell>
          <table:table-cell office:value-type="string" table:style-name="ce39">
            <text:p>-</text:p>
          </table:table-cell>
          <table:table-cell office:value-type="float" office:value="88930" table:style-name="ce38">
            <text:p>88.930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5" table:style-name="ce41">
            <text:p>15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22" table:style-name="ce41">
            <text:p>122</text:p>
          </table:table-cell>
          <table:table-cell office:value-type="string" table:style-name="ce42">
            <text:p>-</text:p>
          </table:table-cell>
          <table:table-cell office:value-type="float" office:value="375" table:style-name="ce41">
            <text:p>375</text:p>
          </table:table-cell>
          <table:table-cell office:value-type="string" table:style-name="ce42">
            <text:p>-</text:p>
          </table:table-cell>
          <table:table-cell office:value-type="float" office:value="699" table:style-name="ce41">
            <text:p>699</text:p>
          </table:table-cell>
          <table:table-cell office:value-type="string" table:style-name="ce42">
            <text:p>-</text:p>
          </table:table-cell>
          <table:table-cell office:value-type="float" office:value="757" table:style-name="ce41">
            <text:p>757</text:p>
          </table:table-cell>
          <table:table-cell office:value-type="string" table:style-name="ce42">
            <text:p>-</text:p>
          </table:table-cell>
          <table:table-cell office:value-type="float" office:value="672" table:style-name="ce41">
            <text:p>672</text:p>
          </table:table-cell>
          <table:table-cell office:value-type="string" table:style-name="ce42">
            <text:p>-</text:p>
          </table:table-cell>
          <table:table-cell office:value-type="float" office:value="71" table:style-name="ce41">
            <text:p>71</text:p>
          </table:table-cell>
          <table:table-cell office:value-type="string" table:style-name="ce42">
            <text:p>-</text:p>
          </table:table-cell>
          <table:table-cell office:value-type="float" office:value="2730" table:style-name="ce41">
            <text:p>2.730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24925" table:style-name="ce45">
            <text:p>2.924.925</text:p>
          </table:table-cell>
          <table:table-cell office:value-type="percentage" office:value="1" table:style-name="ce46">
            <text:p>100,0%</text:p>
          </table:table-cell>
          <table:table-cell office:value-type="float" office:value="3916671" table:style-name="ce45">
            <text:p>3.916.671</text:p>
          </table:table-cell>
          <table:table-cell office:value-type="percentage" office:value="0.9890470941618088" table:style-name="ce46">
            <text:p>98,9%</text:p>
          </table:table-cell>
          <table:table-cell office:value-type="float" office:value="5141292" table:style-name="ce45">
            <text:p>5.141.292</text:p>
          </table:table-cell>
          <table:table-cell office:value-type="percentage" office:value="0.96333248766251212" table:style-name="ce46">
            <text:p>96,3%</text:p>
          </table:table-cell>
          <table:table-cell office:value-type="float" office:value="6432175" table:style-name="ce45">
            <text:p>6.432.175</text:p>
          </table:table-cell>
          <table:table-cell office:value-type="percentage" office:value="0.91453080528559405" table:style-name="ce46">
            <text:p>91,5%</text:p>
          </table:table-cell>
          <table:table-cell office:value-type="float" office:value="6487368" table:style-name="ce45">
            <text:p>6.487.368</text:p>
          </table:table-cell>
          <table:table-cell office:value-type="percentage" office:value="0.82204564090263021" table:style-name="ce46">
            <text:p>82,2%</text:p>
          </table:table-cell>
          <table:table-cell office:value-type="float" office:value="3847733" table:style-name="ce45">
            <text:p>3.847.733</text:p>
          </table:table-cell>
          <table:table-cell office:value-type="percentage" office:value="0.61757369467111523" table:style-name="ce46">
            <text:p>61,8%</text:p>
          </table:table-cell>
          <table:table-cell office:value-type="float" office:value="1928834" table:style-name="ce45">
            <text:p>1.928.834</text:p>
          </table:table-cell>
          <table:table-cell office:value-type="percentage" office:value="0.39008583031322808" table:style-name="ce46">
            <text:p>39,0%</text:p>
          </table:table-cell>
          <table:table-cell office:value-type="float" office:value="317230" table:style-name="ce45">
            <text:p>317.230</text:p>
          </table:table-cell>
          <table:table-cell office:value-type="percentage" office:value="8.1577684595773484E-2" table:style-name="ce46">
            <text:p>8,2%</text:p>
          </table:table-cell>
          <table:table-cell office:value-type="float" office:value="30996228" table:style-name="ce45">
            <text:p>30.996.228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73590587159819054" table:style-name="ce46">
            <text:p>73,6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5482" table:style-name="ce35">
            <text:p>425.482</text:p>
          </table:table-cell>
          <table:table-cell office:value-type="percentage" office:value="1" table:style-name="ce36">
            <text:p>100,0%</text:p>
          </table:table-cell>
          <table:table-cell office:value-type="float" office:value="643703" table:style-name="ce35">
            <text:p>643.703</text:p>
          </table:table-cell>
          <table:table-cell office:value-type="percentage" office:value="0.98973217237280919" table:style-name="ce36">
            <text:p>99,0%</text:p>
          </table:table-cell>
          <table:table-cell office:value-type="float" office:value="790887" table:style-name="ce35">
            <text:p>790.887</text:p>
          </table:table-cell>
          <table:table-cell office:value-type="percentage" office:value="0.8632752167501504" table:style-name="ce36">
            <text:p>86,3%</text:p>
          </table:table-cell>
          <table:table-cell office:value-type="float" office:value="1105144" table:style-name="ce35">
            <text:p>1.105.144</text:p>
          </table:table-cell>
          <table:table-cell office:value-type="percentage" office:value="0.87361711781859752" table:style-name="ce36">
            <text:p>87,4%</text:p>
          </table:table-cell>
          <table:table-cell office:value-type="float" office:value="1069608" table:style-name="ce35">
            <text:p>1.069.608</text:p>
          </table:table-cell>
          <table:table-cell office:value-type="percentage" office:value="0.77221658289498196" table:style-name="ce36">
            <text:p>77,2%</text:p>
          </table:table-cell>
          <table:table-cell office:value-type="float" office:value="419492" table:style-name="ce35">
            <text:p>419.492</text:p>
          </table:table-cell>
          <table:table-cell office:value-type="percentage" office:value="0.36790540747945349" table:style-name="ce36">
            <text:p>36,8%</text:p>
          </table:table-cell>
          <table:table-cell office:value-type="float" office:value="110006" table:style-name="ce35">
            <text:p>110.006</text:p>
          </table:table-cell>
          <table:table-cell office:value-type="percentage" office:value="0.11845517039385273" table:style-name="ce36">
            <text:p>11,8%</text:p>
          </table:table-cell>
          <table:table-cell office:value-type="float" office:value="5876" table:style-name="ce35">
            <text:p>5.876</text:p>
          </table:table-cell>
          <table:table-cell office:value-type="percentage" office:value="7.8044167473539225E-3" table:style-name="ce36">
            <text:p>0,8%</text:p>
          </table:table-cell>
          <table:table-cell office:value-type="float" office:value="4570198" table:style-name="ce35">
            <text:p>4.570.198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1328681322736589" table:style-name="ce36">
            <text:p>61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198" table:style-name="ce38">
            <text:p>99.198</text:p>
          </table:table-cell>
          <table:table-cell office:value-type="percentage" office:value="1" table:style-name="ce39">
            <text:p>100,0%</text:p>
          </table:table-cell>
          <table:table-cell office:value-type="float" office:value="117464" table:style-name="ce38">
            <text:p>117.464</text:p>
          </table:table-cell>
          <table:table-cell office:value-type="percentage" office:value="0.98746584843007856" table:style-name="ce39">
            <text:p>98,7%</text:p>
          </table:table-cell>
          <table:table-cell office:value-type="float" office:value="121161" table:style-name="ce38">
            <text:p>121.161</text:p>
          </table:table-cell>
          <table:table-cell office:value-type="percentage" office:value="0.77485019217609852" table:style-name="ce39">
            <text:p>77,5%</text:p>
          </table:table-cell>
          <table:table-cell office:value-type="float" office:value="173085" table:style-name="ce38">
            <text:p>173.085</text:p>
          </table:table-cell>
          <table:table-cell office:value-type="percentage" office:value="0.87299385673791774" table:style-name="ce39">
            <text:p>87,3%</text:p>
          </table:table-cell>
          <table:table-cell office:value-type="float" office:value="162271" table:style-name="ce38">
            <text:p>162.271</text:p>
          </table:table-cell>
          <table:table-cell office:value-type="percentage" office:value="0.75494898647548425" table:style-name="ce39">
            <text:p>75,5%</text:p>
          </table:table-cell>
          <table:table-cell office:value-type="float" office:value="44342" table:style-name="ce38">
            <text:p>44.342</text:p>
          </table:table-cell>
          <table:table-cell office:value-type="percentage" office:value="0.26990735668285792" table:style-name="ce39">
            <text:p>27,0%</text:p>
          </table:table-cell>
          <table:table-cell office:value-type="float" office:value="28027" table:style-name="ce38">
            <text:p>28.027</text:p>
          </table:table-cell>
          <table:table-cell office:value-type="percentage" office:value="0.21492933336400794" table:style-name="ce39">
            <text:p>21,5%</text:p>
          </table:table-cell>
          <table:table-cell office:value-type="float" office:value="6508" table:style-name="ce38">
            <text:p>6.508</text:p>
          </table:table-cell>
          <table:table-cell office:value-type="percentage" office:value="6.3117671590258856E-2" table:style-name="ce39">
            <text:p>6,3%</text:p>
          </table:table-cell>
          <table:table-cell office:value-type="float" office:value="752056" table:style-name="ce38">
            <text:p>752.056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63457465569294269" table:style-name="ce39">
            <text:p>63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522" table:style-name="ce38">
            <text:p>87.522</text:p>
          </table:table-cell>
          <table:table-cell office:value-type="percentage" office:value="0.99653861043426772" table:style-name="ce39">
            <text:p>99,7%</text:p>
          </table:table-cell>
          <table:table-cell office:value-type="float" office:value="112758" table:style-name="ce38">
            <text:p>112.758</text:p>
          </table:table-cell>
          <table:table-cell office:value-type="percentage" office:value="1" table:style-name="ce39">
            <text:p>100,0%</text:p>
          </table:table-cell>
          <table:table-cell office:value-type="float" office:value="136894" table:style-name="ce38">
            <text:p>136.894</text:p>
          </table:table-cell>
          <table:table-cell office:value-type="percentage" office:value="0.91474888407772703" table:style-name="ce39">
            <text:p>91,5%</text:p>
          </table:table-cell>
          <table:table-cell office:value-type="float" office:value="144775" table:style-name="ce38">
            <text:p>144.775</text:p>
          </table:table-cell>
          <table:table-cell office:value-type="percentage" office:value="0.8901288081404285" table:style-name="ce39">
            <text:p>89,0%</text:p>
          </table:table-cell>
          <table:table-cell office:value-type="float" office:value="132881" table:style-name="ce38">
            <text:p>132.881</text:p>
          </table:table-cell>
          <table:table-cell office:value-type="percentage" office:value="0.79572796464522466" table:style-name="ce39">
            <text:p>79,6%</text:p>
          </table:table-cell>
          <table:table-cell office:value-type="float" office:value="45345" table:style-name="ce38">
            <text:p>45.345</text:p>
          </table:table-cell>
          <table:table-cell office:value-type="percentage" office:value="0.39619575189382356" table:style-name="ce39">
            <text:p>39,6%</text:p>
          </table:table-cell>
          <table:table-cell office:value-type="float" office:value="10376" table:style-name="ce38">
            <text:p>10.376</text:p>
          </table:table-cell>
          <table:table-cell office:value-type="percentage" office:value="0.13115748758074097" table:style-name="ce39">
            <text:p>13,1%</text:p>
          </table:table-cell>
          <table:table-cell office:value-type="float" office:value="598" table:style-name="ce38">
            <text:p>598</text:p>
          </table:table-cell>
          <table:table-cell office:value-type="percentage" office:value="9.3437499999999996E-3" table:style-name="ce39">
            <text:p>0,9%</text:p>
          </table:table-cell>
          <table:table-cell office:value-type="float" office:value="671149" table:style-name="ce38">
            <text:p>671.149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1863111356669207" table:style-name="ce39">
            <text:p>71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250" table:style-name="ce38">
            <text:p>50.250</text:p>
          </table:table-cell>
          <table:table-cell office:value-type="percentage" office:value="1" table:style-name="ce39">
            <text:p>100,0%</text:p>
          </table:table-cell>
          <table:table-cell office:value-type="float" office:value="77527" table:style-name="ce38">
            <text:p>77.527</text:p>
          </table:table-cell>
          <table:table-cell office:value-type="percentage" office:value="0.96287694371305077" table:style-name="ce39">
            <text:p>96,3%</text:p>
          </table:table-cell>
          <table:table-cell office:value-type="float" office:value="93503" table:style-name="ce38">
            <text:p>93.503</text:p>
          </table:table-cell>
          <table:table-cell office:value-type="percentage" office:value="0.79759619895761358" table:style-name="ce39">
            <text:p>79,8%</text:p>
          </table:table-cell>
          <table:table-cell office:value-type="float" office:value="138035" table:style-name="ce38">
            <text:p>138.035</text:p>
          </table:table-cell>
          <table:table-cell office:value-type="percentage" office:value="0.83255426817131795" table:style-name="ce39">
            <text:p>83,3%</text:p>
          </table:table-cell>
          <table:table-cell office:value-type="float" office:value="143750" table:style-name="ce38">
            <text:p>143.750</text:p>
          </table:table-cell>
          <table:table-cell office:value-type="percentage" office:value="0.6972333779562695" table:style-name="ce39">
            <text:p>69,7%</text:p>
          </table:table-cell>
          <table:table-cell office:value-type="float" office:value="71809" table:style-name="ce38">
            <text:p>71.809</text:p>
          </table:table-cell>
          <table:table-cell office:value-type="percentage" office:value="0.39414996679236169" table:style-name="ce39">
            <text:p>39,4%</text:p>
          </table:table-cell>
          <table:table-cell office:value-type="float" office:value="29838" table:style-name="ce38">
            <text:p>29.838</text:p>
          </table:table-cell>
          <table:table-cell office:value-type="percentage" office:value="0.21630830348987257" table:style-name="ce39">
            <text:p>21,6%</text:p>
          </table:table-cell>
          <table:table-cell office:value-type="float" office:value="7620" table:style-name="ce38">
            <text:p>7.620</text:p>
          </table:table-cell>
          <table:table-cell office:value-type="percentage" office:value="7.9807289484708846E-2" table:style-name="ce39">
            <text:p>8,0%</text:p>
          </table:table-cell>
          <table:table-cell office:value-type="float" office:value="612332" table:style-name="ce38">
            <text:p>612.332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59170115580069704" table:style-name="ce39">
            <text:p>59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0311" table:style-name="ce38">
            <text:p>90.311</text:p>
          </table:table-cell>
          <table:table-cell office:value-type="percentage" office:value="1" table:style-name="ce39">
            <text:p>100,0%</text:p>
          </table:table-cell>
          <table:table-cell office:value-type="float" office:value="147174" table:style-name="ce38">
            <text:p>147.174</text:p>
          </table:table-cell>
          <table:table-cell office:value-type="percentage" office:value="0.95239142955135214" table:style-name="ce39">
            <text:p>95,2%</text:p>
          </table:table-cell>
          <table:table-cell office:value-type="float" office:value="189239" table:style-name="ce38">
            <text:p>189.239</text:p>
          </table:table-cell>
          <table:table-cell office:value-type="percentage" office:value="0.80495720824187977" table:style-name="ce39">
            <text:p>80,5%</text:p>
          </table:table-cell>
          <table:table-cell office:value-type="float" office:value="295273" table:style-name="ce38">
            <text:p>295.273</text:p>
          </table:table-cell>
          <table:table-cell office:value-type="percentage" office:value="0.84240482494179947" table:style-name="ce39">
            <text:p>84,2%</text:p>
          </table:table-cell>
          <table:table-cell office:value-type="float" office:value="260830" table:style-name="ce38">
            <text:p>260.830</text:p>
          </table:table-cell>
          <table:table-cell office:value-type="percentage" office:value="0.67237397015910338" table:style-name="ce39">
            <text:p>67,2%</text:p>
          </table:table-cell>
          <table:table-cell office:value-type="float" office:value="113554" table:style-name="ce38">
            <text:p>113.554</text:p>
          </table:table-cell>
          <table:table-cell office:value-type="percentage" office:value="0.36520290479651629" table:style-name="ce39">
            <text:p>36,5%</text:p>
          </table:table-cell>
          <table:table-cell office:value-type="float" office:value="41066" table:style-name="ce38">
            <text:p>41.066</text:p>
          </table:table-cell>
          <table:table-cell office:value-type="percentage" office:value="0.16312344090121869" table:style-name="ce39">
            <text:p>16,3%</text:p>
          </table:table-cell>
          <table:table-cell office:value-type="float" office:value="3203" table:style-name="ce38">
            <text:p>3.203</text:p>
          </table:table-cell>
          <table:table-cell office:value-type="percentage" office:value="1.7814535281456309E-2" table:style-name="ce39">
            <text:p>1,8%</text:p>
          </table:table-cell>
          <table:table-cell office:value-type="float" office:value="1140650" table:style-name="ce38">
            <text:p>1.140.650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5817345599237852" table:style-name="ce39">
            <text:p>58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761" table:style-name="ce38">
            <text:p>41.761</text:p>
          </table:table-cell>
          <table:table-cell office:value-type="percentage" office:value="1" table:style-name="ce39">
            <text:p>100,0%</text:p>
          </table:table-cell>
          <table:table-cell office:value-type="float" office:value="55402" table:style-name="ce38">
            <text:p>55.402</text:p>
          </table:table-cell>
          <table:table-cell office:value-type="percentage" office:value="1" table:style-name="ce39">
            <text:p>100,0%</text:p>
          </table:table-cell>
          <table:table-cell office:value-type="float" office:value="70270" table:style-name="ce38">
            <text:p>70.270</text:p>
          </table:table-cell>
          <table:table-cell office:value-type="percentage" office:value="0.90852673088111713" table:style-name="ce39">
            <text:p>90,9%</text:p>
          </table:table-cell>
          <table:table-cell office:value-type="float" office:value="77080" table:style-name="ce38">
            <text:p>77.080</text:p>
          </table:table-cell>
          <table:table-cell office:value-type="percentage" office:value="0.85678715930816773" table:style-name="ce39">
            <text:p>85,7%</text:p>
          </table:table-cell>
          <table:table-cell office:value-type="float" office:value="68729" table:style-name="ce38">
            <text:p>68.729</text:p>
          </table:table-cell>
          <table:table-cell office:value-type="percentage" office:value="0.70297333510621973" table:style-name="ce39">
            <text:p>70,3%</text:p>
          </table:table-cell>
          <table:table-cell office:value-type="float" office:value="10065" table:style-name="ce38">
            <text:p>10.065</text:p>
          </table:table-cell>
          <table:table-cell office:value-type="percentage" office:value="0.14282065471882849" table:style-name="ce39">
            <text:p>14,3%</text:p>
          </table:table-cell>
          <table:table-cell office:value-type="float" office:value="5258" table:style-name="ce38">
            <text:p>5.258</text:p>
          </table:table-cell>
          <table:table-cell office:value-type="percentage" office:value="0.10410850410850411" table:style-name="ce39">
            <text:p>10,4%</text:p>
          </table:table-cell>
          <table:table-cell office:value-type="float" office:value="194" table:style-name="ce38">
            <text:p>194</text:p>
          </table:table-cell>
          <table:table-cell office:value-type="percentage" office:value="4.4128016741350681E-3" table:style-name="ce39">
            <text:p>0,4%</text:p>
          </table:table-cell>
          <table:table-cell office:value-type="float" office:value="328759" table:style-name="ce38">
            <text:p>328.759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62725064726678836" table:style-name="ce39">
            <text:p>62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807" table:style-name="ce38">
            <text:p>225.807</text:p>
          </table:table-cell>
          <table:table-cell office:value-type="percentage" office:value="1" table:style-name="ce39">
            <text:p>100,0%</text:p>
          </table:table-cell>
          <table:table-cell office:value-type="float" office:value="247473" table:style-name="ce38">
            <text:p>247.473</text:p>
          </table:table-cell>
          <table:table-cell office:value-type="percentage" office:value="1" table:style-name="ce39">
            <text:p>100,0%</text:p>
          </table:table-cell>
          <table:table-cell office:value-type="float" office:value="299052" table:style-name="ce38">
            <text:p>299.052</text:p>
          </table:table-cell>
          <table:table-cell office:value-type="percentage" office:value="0.93871772737973791" table:style-name="ce39">
            <text:p>93,9%</text:p>
          </table:table-cell>
          <table:table-cell office:value-type="float" office:value="334139" table:style-name="ce38">
            <text:p>334.139</text:p>
          </table:table-cell>
          <table:table-cell office:value-type="percentage" office:value="0.87660261034957698" table:style-name="ce39">
            <text:p>87,7%</text:p>
          </table:table-cell>
          <table:table-cell office:value-type="float" office:value="270556" table:style-name="ce38">
            <text:p>270.556</text:p>
          </table:table-cell>
          <table:table-cell office:value-type="percentage" office:value="0.74470761481399927" table:style-name="ce39">
            <text:p>74,5%</text:p>
          </table:table-cell>
          <table:table-cell office:value-type="float" office:value="54943" table:style-name="ce38">
            <text:p>54.943</text:p>
          </table:table-cell>
          <table:table-cell office:value-type="percentage" office:value="0.20517732641728564" table:style-name="ce39">
            <text:p>20,5%</text:p>
          </table:table-cell>
          <table:table-cell office:value-type="float" office:value="25941" table:style-name="ce38">
            <text:p>25.941</text:p>
          </table:table-cell>
          <table:table-cell office:value-type="percentage" office:value="0.12293963204837777" table:style-name="ce39">
            <text:p>12,3%</text:p>
          </table:table-cell>
          <table:table-cell office:value-type="float" office:value="1158" table:style-name="ce38">
            <text:p>1.158</text:p>
          </table:table-cell>
          <table:table-cell office:value-type="percentage" office:value="7.0036651304568711E-3" table:style-name="ce39">
            <text:p>0,7%</text:p>
          </table:table-cell>
          <table:table-cell office:value-type="float" office:value="1459069" table:style-name="ce38">
            <text:p>1.459.069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67045008094187575" table:style-name="ce39">
            <text:p>67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398" table:style-name="ce38">
            <text:p>135.398</text:p>
          </table:table-cell>
          <table:table-cell office:value-type="percentage" office:value="1" table:style-name="ce39">
            <text:p>100,0%</text:p>
          </table:table-cell>
          <table:table-cell office:value-type="float" office:value="156016" table:style-name="ce38">
            <text:p>156.016</text:p>
          </table:table-cell>
          <table:table-cell office:value-type="percentage" office:value="0.98060980132117337" table:style-name="ce39">
            <text:p>98,1%</text:p>
          </table:table-cell>
          <table:table-cell office:value-type="float" office:value="177452" table:style-name="ce38">
            <text:p>177.452</text:p>
          </table:table-cell>
          <table:table-cell office:value-type="percentage" office:value="0.81234549815971147" table:style-name="ce39">
            <text:p>81,2%</text:p>
          </table:table-cell>
          <table:table-cell office:value-type="float" office:value="252575" table:style-name="ce38">
            <text:p>252.575</text:p>
          </table:table-cell>
          <table:table-cell office:value-type="percentage" office:value="0.82144088357541023" table:style-name="ce39">
            <text:p>82,1%</text:p>
          </table:table-cell>
          <table:table-cell office:value-type="float" office:value="237335" table:style-name="ce38">
            <text:p>237.335</text:p>
          </table:table-cell>
          <table:table-cell office:value-type="percentage" office:value="0.71788085479650943" table:style-name="ce39">
            <text:p>71,8%</text:p>
          </table:table-cell>
          <table:table-cell office:value-type="float" office:value="102356" table:style-name="ce38">
            <text:p>102.356</text:p>
          </table:table-cell>
          <table:table-cell office:value-type="percentage" office:value="0.3849402597207231" table:style-name="ce39">
            <text:p>38,5%</text:p>
          </table:table-cell>
          <table:table-cell office:value-type="float" office:value="22624" table:style-name="ce38">
            <text:p>22.624</text:p>
          </table:table-cell>
          <table:table-cell office:value-type="percentage" office:value="0.10373746497989353" table:style-name="ce39">
            <text:p>10,4%</text:p>
          </table:table-cell>
          <table:table-cell office:value-type="float" office:value="946" table:style-name="ce38">
            <text:p>946</text:p>
          </table:table-cell>
          <table:table-cell office:value-type="percentage" office:value="5.4376566344009379E-3" table:style-name="ce39">
            <text:p>0,5%</text:p>
          </table:table-cell>
          <table:table-cell office:value-type="float" office:value="1084702" table:style-name="ce38">
            <text:p>1.084.702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5996857557342391" table:style-name="ce39">
            <text:p>60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8967" table:style-name="ce38">
            <text:p>448.967</text:p>
          </table:table-cell>
          <table:table-cell office:value-type="percentage" office:value="1" table:style-name="ce39">
            <text:p>100,0%</text:p>
          </table:table-cell>
          <table:table-cell office:value-type="float" office:value="605329" table:style-name="ce38">
            <text:p>605.329</text:p>
          </table:table-cell>
          <table:table-cell office:value-type="percentage" office:value="0.95283586130472286" table:style-name="ce39">
            <text:p>95,3%</text:p>
          </table:table-cell>
          <table:table-cell office:value-type="float" office:value="740877" table:style-name="ce38">
            <text:p>740.877</text:p>
          </table:table-cell>
          <table:table-cell office:value-type="percentage" office:value="0.8845405356358288" table:style-name="ce39">
            <text:p>88,5%</text:p>
          </table:table-cell>
          <table:table-cell office:value-type="float" office:value="909894" table:style-name="ce38">
            <text:p>909.894</text:p>
          </table:table-cell>
          <table:table-cell office:value-type="percentage" office:value="0.83340416567440323" table:style-name="ce39">
            <text:p>83,3%</text:p>
          </table:table-cell>
          <table:table-cell office:value-type="float" office:value="975389" table:style-name="ce38">
            <text:p>975.389</text:p>
          </table:table-cell>
          <table:table-cell office:value-type="percentage" office:value="0.74075207612653837" table:style-name="ce39">
            <text:p>74,1%</text:p>
          </table:table-cell>
          <table:table-cell office:value-type="float" office:value="416724" table:style-name="ce38">
            <text:p>416.724</text:p>
          </table:table-cell>
          <table:table-cell office:value-type="percentage" office:value="0.39891179072073762" table:style-name="ce39">
            <text:p>39,9%</text:p>
          </table:table-cell>
          <table:table-cell office:value-type="float" office:value="161420" table:style-name="ce38">
            <text:p>161.420</text:p>
          </table:table-cell>
          <table:table-cell office:value-type="percentage" office:value="0.19241061584032135" table:style-name="ce39">
            <text:p>19,2%</text:p>
          </table:table-cell>
          <table:table-cell office:value-type="float" office:value="25675" table:style-name="ce38">
            <text:p>25.675</text:p>
          </table:table-cell>
          <table:table-cell office:value-type="percentage" office:value="3.9128818012515124E-2" table:style-name="ce39">
            <text:p>3,9%</text:p>
          </table:table-cell>
          <table:table-cell office:value-type="float" office:value="4284275" table:style-name="ce38">
            <text:p>4.284.275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2376972086495175" table:style-name="ce39">
            <text:p>62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1426" table:style-name="ce38">
            <text:p>291.426</text:p>
          </table:table-cell>
          <table:table-cell office:value-type="percentage" office:value="1" table:style-name="ce39">
            <text:p>100,0%</text:p>
          </table:table-cell>
          <table:table-cell office:value-type="float" office:value="427689" table:style-name="ce38">
            <text:p>427.689</text:p>
          </table:table-cell>
          <table:table-cell office:value-type="percentage" office:value="0.97676665250695427" table:style-name="ce39">
            <text:p>97,7%</text:p>
          </table:table-cell>
          <table:table-cell office:value-type="float" office:value="505010" table:style-name="ce38">
            <text:p>505.010</text:p>
          </table:table-cell>
          <table:table-cell office:value-type="percentage" office:value="0.86961537931699517" table:style-name="ce39">
            <text:p>87,0%</text:p>
          </table:table-cell>
          <table:table-cell office:value-type="float" office:value="655476" table:style-name="ce38">
            <text:p>655.476</text:p>
          </table:table-cell>
          <table:table-cell office:value-type="percentage" office:value="0.87125664930735547" table:style-name="ce39">
            <text:p>87,1%</text:p>
          </table:table-cell>
          <table:table-cell office:value-type="float" office:value="581275" table:style-name="ce38">
            <text:p>581.275</text:p>
          </table:table-cell>
          <table:table-cell office:value-type="percentage" office:value="0.68257772537893913" table:style-name="ce39">
            <text:p>68,3%</text:p>
          </table:table-cell>
          <table:table-cell office:value-type="float" office:value="80835" table:style-name="ce38">
            <text:p>80.835</text:p>
          </table:table-cell>
          <table:table-cell office:value-type="percentage" office:value="0.12459942752239275" table:style-name="ce39">
            <text:p>12,5%</text:p>
          </table:table-cell>
          <table:table-cell office:value-type="float" office:value="51819" table:style-name="ce38">
            <text:p>51.819</text:p>
          </table:table-cell>
          <table:table-cell office:value-type="percentage" office:value="0.10039990234942631" table:style-name="ce39">
            <text:p>10,0%</text:p>
          </table:table-cell>
          <table:table-cell office:value-type="float" office:value="2388" table:style-name="ce38">
            <text:p>2.388</text:p>
          </table:table-cell>
          <table:table-cell office:value-type="percentage" office:value="5.6250309164701754E-3" table:style-name="ce39">
            <text:p>0,6%</text:p>
          </table:table-cell>
          <table:table-cell office:value-type="float" office:value="2595918" table:style-name="ce38">
            <text:p>2.595.918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57835395176830173" table:style-name="ce39">
            <text:p>57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916" table:style-name="ce38">
            <text:p>76.916</text:p>
          </table:table-cell>
          <table:table-cell office:value-type="percentage" office:value="1" table:style-name="ce39">
            <text:p>100,0%</text:p>
          </table:table-cell>
          <table:table-cell office:value-type="float" office:value="94738" table:style-name="ce38">
            <text:p>94.738</text:p>
          </table:table-cell>
          <table:table-cell office:value-type="percentage" office:value="1" table:style-name="ce39">
            <text:p>100,0%</text:p>
          </table:table-cell>
          <table:table-cell office:value-type="float" office:value="122520" table:style-name="ce38">
            <text:p>122.520</text:p>
          </table:table-cell>
          <table:table-cell office:value-type="percentage" office:value="0.97783666009561288" table:style-name="ce39">
            <text:p>97,8%</text:p>
          </table:table-cell>
          <table:table-cell office:value-type="float" office:value="155296" table:style-name="ce38">
            <text:p>155.296</text:p>
          </table:table-cell>
          <table:table-cell office:value-type="percentage" office:value="0.91773827534039332" table:style-name="ce39">
            <text:p>91,8%</text:p>
          </table:table-cell>
          <table:table-cell office:value-type="float" office:value="133554" table:style-name="ce38">
            <text:p>133.554</text:p>
          </table:table-cell>
          <table:table-cell office:value-type="percentage" office:value="0.83736065306531904" table:style-name="ce39">
            <text:p>83,7%</text:p>
          </table:table-cell>
          <table:table-cell office:value-type="float" office:value="52223" table:style-name="ce38">
            <text:p>52.223</text:p>
          </table:table-cell>
          <table:table-cell office:value-type="percentage" office:value="0.39124506476674231" table:style-name="ce39">
            <text:p>39,1%</text:p>
          </table:table-cell>
          <table:table-cell office:value-type="float" office:value="11835" table:style-name="ce38">
            <text:p>11.835</text:p>
          </table:table-cell>
          <table:table-cell office:value-type="percentage" office:value="0.10443875750088245" table:style-name="ce39">
            <text:p>10,4%</text:p>
          </table:table-cell>
          <table:table-cell office:value-type="float" office:value="526" table:style-name="ce38">
            <text:p>526</text:p>
          </table:table-cell>
          <table:table-cell office:value-type="percentage" office:value="6.2064896755162245E-3" table:style-name="ce39">
            <text:p>0,6%</text:p>
          </table:table-cell>
          <table:table-cell office:value-type="float" office:value="647608" table:style-name="ce38">
            <text:p>647.608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6792352300151977" table:style-name="ce39">
            <text:p>67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428" table:style-name="ce38">
            <text:p>239.428</text:p>
          </table:table-cell>
          <table:table-cell office:value-type="percentage" office:value="1" table:style-name="ce39">
            <text:p>100,0%</text:p>
          </table:table-cell>
          <table:table-cell office:value-type="float" office:value="288244" table:style-name="ce38">
            <text:p>288.244</text:p>
          </table:table-cell>
          <table:table-cell office:value-type="percentage" office:value="0.9947612178270443" table:style-name="ce39">
            <text:p>99,5%</text:p>
          </table:table-cell>
          <table:table-cell office:value-type="float" office:value="328648" table:style-name="ce38">
            <text:p>328.648</text:p>
          </table:table-cell>
          <table:table-cell office:value-type="percentage" office:value="0.94731168228474583" table:style-name="ce39">
            <text:p>94,7%</text:p>
          </table:table-cell>
          <table:table-cell office:value-type="float" office:value="374000" table:style-name="ce38">
            <text:p>374.000</text:p>
          </table:table-cell>
          <table:table-cell office:value-type="percentage" office:value="0.92143418520827125" table:style-name="ce39">
            <text:p>92,1%</text:p>
          </table:table-cell>
          <table:table-cell office:value-type="float" office:value="368845" table:style-name="ce38">
            <text:p>368.845</text:p>
          </table:table-cell>
          <table:table-cell office:value-type="percentage" office:value="0.83219206671164048" table:style-name="ce39">
            <text:p>83,2%</text:p>
          </table:table-cell>
          <table:table-cell office:value-type="float" office:value="72907" table:style-name="ce38">
            <text:p>72.907</text:p>
          </table:table-cell>
          <table:table-cell office:value-type="percentage" office:value="0.22543350813832683" table:style-name="ce39">
            <text:p>22,5%</text:p>
          </table:table-cell>
          <table:table-cell office:value-type="float" office:value="20396" table:style-name="ce38">
            <text:p>20.396</text:p>
          </table:table-cell>
          <table:table-cell office:value-type="percentage" office:value="8.8301635199431988E-2" table:style-name="ce39">
            <text:p>8,8%</text:p>
          </table:table-cell>
          <table:table-cell office:value-type="float" office:value="433" table:style-name="ce38">
            <text:p>433</text:p>
          </table:table-cell>
          <table:table-cell office:value-type="percentage" office:value="2.4054620098107296E-3" table:style-name="ce39">
            <text:p>0,2%</text:p>
          </table:table-cell>
          <table:table-cell office:value-type="float" office:value="1692901" table:style-name="ce38">
            <text:p>1.692.901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68971402287311823" table:style-name="ce39">
            <text:p>69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68" table:style-name="ce38">
            <text:p>23.068</text:p>
          </table:table-cell>
          <table:table-cell office:value-type="percentage" office:value="1" table:style-name="ce39">
            <text:p>100,0%</text:p>
          </table:table-cell>
          <table:table-cell office:value-type="float" office:value="28399" table:style-name="ce38">
            <text:p>28.399</text:p>
          </table:table-cell>
          <table:table-cell office:value-type="percentage" office:value="1" table:style-name="ce39">
            <text:p>100,0%</text:p>
          </table:table-cell>
          <table:table-cell office:value-type="float" office:value="34998" table:style-name="ce38">
            <text:p>34.998</text:p>
          </table:table-cell>
          <table:table-cell office:value-type="percentage" office:value="0.92788589002598232" table:style-name="ce39">
            <text:p>92,8%</text:p>
          </table:table-cell>
          <table:table-cell office:value-type="float" office:value="42115" table:style-name="ce38">
            <text:p>42.115</text:p>
          </table:table-cell>
          <table:table-cell office:value-type="percentage" office:value="0.8835808996307486" table:style-name="ce39">
            <text:p>88,4%</text:p>
          </table:table-cell>
          <table:table-cell office:value-type="float" office:value="32727" table:style-name="ce38">
            <text:p>32.727</text:p>
          </table:table-cell>
          <table:table-cell office:value-type="percentage" office:value="0.61810867471244835" table:style-name="ce39">
            <text:p>61,8%</text:p>
          </table:table-cell>
          <table:table-cell office:value-type="float" office:value="7185" table:style-name="ce38">
            <text:p>7.185</text:p>
          </table:table-cell>
          <table:table-cell office:value-type="percentage" office:value="0.1827360817925176" table:style-name="ce39">
            <text:p>18,3%</text:p>
          </table:table-cell>
          <table:table-cell office:value-type="float" office:value="3908" table:style-name="ce38">
            <text:p>3.908</text:p>
          </table:table-cell>
          <table:table-cell office:value-type="percentage" office:value="0.12830783373826252" table:style-name="ce39">
            <text:p>12,8%</text:p>
          </table:table-cell>
          <table:table-cell office:value-type="float" office:value="192" table:style-name="ce38">
            <text:p>192</text:p>
          </table:table-cell>
          <table:table-cell office:value-type="percentage" office:value="7.5199749334168885E-3" table:style-name="ce39">
            <text:p>0,8%</text:p>
          </table:table-cell>
          <table:table-cell office:value-type="float" office:value="172592" table:style-name="ce38">
            <text:p>172.592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60778251223720814" table:style-name="ce39">
            <text:p>60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8579" table:style-name="ce38">
            <text:p>368.579</text:p>
          </table:table-cell>
          <table:table-cell office:value-type="percentage" office:value="1" table:style-name="ce39">
            <text:p>100,0%</text:p>
          </table:table-cell>
          <table:table-cell office:value-type="float" office:value="504276" table:style-name="ce38">
            <text:p>504.276</text:p>
          </table:table-cell>
          <table:table-cell office:value-type="percentage" office:value="0.95855201005168411" table:style-name="ce39">
            <text:p>95,9%</text:p>
          </table:table-cell>
          <table:table-cell office:value-type="float" office:value="646645" table:style-name="ce38">
            <text:p>646.645</text:p>
          </table:table-cell>
          <table:table-cell office:value-type="percentage" office:value="0.91941398191158263" table:style-name="ce39">
            <text:p>91,9%</text:p>
          </table:table-cell>
          <table:table-cell office:value-type="float" office:value="882341" table:style-name="ce38">
            <text:p>882.341</text:p>
          </table:table-cell>
          <table:table-cell office:value-type="percentage" office:value="0.90702756935513884" table:style-name="ce39">
            <text:p>90,7%</text:p>
          </table:table-cell>
          <table:table-cell office:value-type="float" office:value="756964" table:style-name="ce38">
            <text:p>756.964</text:p>
          </table:table-cell>
          <table:table-cell office:value-type="percentage" office:value="0.6492134023916547" table:style-name="ce39">
            <text:p>64,9%</text:p>
          </table:table-cell>
          <table:table-cell office:value-type="float" office:value="226931" table:style-name="ce38">
            <text:p>226.931</text:p>
          </table:table-cell>
          <table:table-cell office:value-type="percentage" office:value="0.23896529211069459" table:style-name="ce39">
            <text:p>23,9%</text:p>
          </table:table-cell>
          <table:table-cell office:value-type="float" office:value="132998" table:style-name="ce38">
            <text:p>132.998</text:p>
          </table:table-cell>
          <table:table-cell office:value-type="percentage" office:value="0.17912791676487425" table:style-name="ce39">
            <text:p>17,9%</text:p>
          </table:table-cell>
          <table:table-cell office:value-type="float" office:value="13364" table:style-name="ce38">
            <text:p>13.364</text:p>
          </table:table-cell>
          <table:table-cell office:value-type="percentage" office:value="2.4142702812072075E-2" table:style-name="ce39">
            <text:p>2,4%</text:p>
          </table:table-cell>
          <table:table-cell office:value-type="float" office:value="3532098" table:style-name="ce38">
            <text:p>3.532.098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5908556747921565" table:style-name="ce39">
            <text:p>59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344" table:style-name="ce38">
            <text:p>72.344</text:p>
          </table:table-cell>
          <table:table-cell office:value-type="percentage" office:value="1" table:style-name="ce39">
            <text:p>100,0%</text:p>
          </table:table-cell>
          <table:table-cell office:value-type="float" office:value="99205" table:style-name="ce38">
            <text:p>99.205</text:p>
          </table:table-cell>
          <table:table-cell office:value-type="percentage" office:value="0.96410072012361636" table:style-name="ce39">
            <text:p>96,4%</text:p>
          </table:table-cell>
          <table:table-cell office:value-type="float" office:value="123596" table:style-name="ce38">
            <text:p>123.596</text:p>
          </table:table-cell>
          <table:table-cell office:value-type="percentage" office:value="0.84130992655317238" table:style-name="ce39">
            <text:p>84,1%</text:p>
          </table:table-cell>
          <table:table-cell office:value-type="float" office:value="186212" table:style-name="ce38">
            <text:p>186.212</text:p>
          </table:table-cell>
          <table:table-cell office:value-type="percentage" office:value="0.87318527966387816" table:style-name="ce39">
            <text:p>87,3%</text:p>
          </table:table-cell>
          <table:table-cell office:value-type="float" office:value="190460" table:style-name="ce38">
            <text:p>190.460</text:p>
          </table:table-cell>
          <table:table-cell office:value-type="percentage" office:value="0.74937932065612989" table:style-name="ce39">
            <text:p>74,9%</text:p>
          </table:table-cell>
          <table:table-cell office:value-type="float" office:value="60761" table:style-name="ce38">
            <text:p>60.761</text:p>
          </table:table-cell>
          <table:table-cell office:value-type="percentage" office:value="0.29071831504810935" table:style-name="ce39">
            <text:p>29,1%</text:p>
          </table:table-cell>
          <table:table-cell office:value-type="float" office:value="22466" table:style-name="ce38">
            <text:p>22.466</text:p>
          </table:table-cell>
          <table:table-cell office:value-type="percentage" office:value="0.13042821977613672" table:style-name="ce39">
            <text:p>13,0%</text:p>
          </table:table-cell>
          <table:table-cell office:value-type="float" office:value="1504" table:style-name="ce38">
            <text:p>1.504</text:p>
          </table:table-cell>
          <table:table-cell office:value-type="percentage" office:value="1.0599461569904295E-2" table:style-name="ce39">
            <text:p>1,1%</text:p>
          </table:table-cell>
          <table:table-cell office:value-type="float" office:value="756548" table:style-name="ce38">
            <text:p>756.548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5774571666932542" table:style-name="ce39">
            <text:p>57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917" table:style-name="ce38">
            <text:p>41.917</text:p>
          </table:table-cell>
          <table:table-cell office:value-type="percentage" office:value="1" table:style-name="ce39">
            <text:p>100,0%</text:p>
          </table:table-cell>
          <table:table-cell office:value-type="float" office:value="55475" table:style-name="ce38">
            <text:p>55.475</text:p>
          </table:table-cell>
          <table:table-cell office:value-type="percentage" office:value="0.99431818181818177" table:style-name="ce39">
            <text:p>99,4%</text:p>
          </table:table-cell>
          <table:table-cell office:value-type="float" office:value="62968" table:style-name="ce38">
            <text:p>62.968</text:p>
          </table:table-cell>
          <table:table-cell office:value-type="percentage" office:value="0.852716537565679" table:style-name="ce39">
            <text:p>85,3%</text:p>
          </table:table-cell>
          <table:table-cell office:value-type="float" office:value="86719" table:style-name="ce38">
            <text:p>86.719</text:p>
          </table:table-cell>
          <table:table-cell office:value-type="percentage" office:value="0.89683951434421993" table:style-name="ce39">
            <text:p>89,7%</text:p>
          </table:table-cell>
          <table:table-cell office:value-type="float" office:value="86061" table:style-name="ce38">
            <text:p>86.061</text:p>
          </table:table-cell>
          <table:table-cell office:value-type="percentage" office:value="0.79684635469713527" table:style-name="ce39">
            <text:p>79,7%</text:p>
          </table:table-cell>
          <table:table-cell office:value-type="float" office:value="31097" table:style-name="ce38">
            <text:p>31.097</text:p>
          </table:table-cell>
          <table:table-cell office:value-type="percentage" office:value="0.38230412706998929" table:style-name="ce39">
            <text:p>38,2%</text:p>
          </table:table-cell>
          <table:table-cell office:value-type="float" office:value="11148" table:style-name="ce38">
            <text:p>11.148</text:p>
          </table:table-cell>
          <table:table-cell office:value-type="percentage" office:value="0.16363556299264609" table:style-name="ce39">
            <text:p>16,4%</text:p>
          </table:table-cell>
          <table:table-cell office:value-type="float" office:value="862" table:style-name="ce38">
            <text:p>862</text:p>
          </table:table-cell>
          <table:table-cell office:value-type="percentage" office:value="1.5286940483790878E-2" table:style-name="ce39">
            <text:p>1,5%</text:p>
          </table:table-cell>
          <table:table-cell office:value-type="float" office:value="376247" table:style-name="ce38">
            <text:p>376.247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64719086821454741" table:style-name="ce39">
            <text:p>64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245" table:style-name="ce38">
            <text:p>161.245</text:p>
          </table:table-cell>
          <table:table-cell office:value-type="percentage" office:value="1.0208610319721432" table:style-name="ce39">
            <text:p>102,1%</text:p>
          </table:table-cell>
          <table:table-cell office:value-type="float" office:value="211132" table:style-name="ce38">
            <text:p>211.132</text:p>
          </table:table-cell>
          <table:table-cell office:value-type="percentage" office:value="0.99085324360219817" table:style-name="ce39">
            <text:p>99,1%</text:p>
          </table:table-cell>
          <table:table-cell office:value-type="float" office:value="241039" table:style-name="ce38">
            <text:p>241.039</text:p>
          </table:table-cell>
          <table:table-cell office:value-type="percentage" office:value="0.86048786408633471" table:style-name="ce39">
            <text:p>86,0%</text:p>
          </table:table-cell>
          <table:table-cell office:value-type="float" office:value="304341" table:style-name="ce38">
            <text:p>304.341</text:p>
          </table:table-cell>
          <table:table-cell office:value-type="percentage" office:value="0.89518114460684106" table:style-name="ce39">
            <text:p>89,5%</text:p>
          </table:table-cell>
          <table:table-cell office:value-type="float" office:value="279584" table:style-name="ce38">
            <text:p>279.584</text:p>
          </table:table-cell>
          <table:table-cell office:value-type="percentage" office:value="0.77204783877746574" table:style-name="ce39">
            <text:p>77,2%</text:p>
          </table:table-cell>
          <table:table-cell office:value-type="float" office:value="79469" table:style-name="ce38">
            <text:p>79.469</text:p>
          </table:table-cell>
          <table:table-cell office:value-type="percentage" office:value="0.30501299209727378" table:style-name="ce39">
            <text:p>30,5%</text:p>
          </table:table-cell>
          <table:table-cell office:value-type="float" office:value="31157" table:style-name="ce38">
            <text:p>31.157</text:p>
          </table:table-cell>
          <table:table-cell office:value-type="percentage" office:value="0.15459922395228598" table:style-name="ce39">
            <text:p>15,5%</text:p>
          </table:table-cell>
          <table:table-cell office:value-type="float" office:value="2508" table:style-name="ce38">
            <text:p>2.508</text:p>
          </table:table-cell>
          <table:table-cell office:value-type="percentage" office:value="1.4874915483434753E-2" table:style-name="ce39">
            <text:p>1,5%</text:p>
          </table:table-cell>
          <table:table-cell office:value-type="float" office:value="1310475" table:style-name="ce38">
            <text:p>1.310.475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66054065061345013" table:style-name="ce39">
            <text:p>66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45" table:style-name="ce38">
            <text:p>2.345</text:p>
          </table:table-cell>
          <table:table-cell office:value-type="percentage" office:value="0.90019193857965452" table:style-name="ce39">
            <text:p>90,0%</text:p>
          </table:table-cell>
          <table:table-cell office:value-type="float" office:value="3782" table:style-name="ce38">
            <text:p>3.782</text:p>
          </table:table-cell>
          <table:table-cell office:value-type="percentage" office:value="0.87586845761926813" table:style-name="ce39">
            <text:p>87,6%</text:p>
          </table:table-cell>
          <table:table-cell office:value-type="float" office:value="6798" table:style-name="ce38">
            <text:p>6.798</text:p>
          </table:table-cell>
          <table:table-cell office:value-type="percentage" office:value="0.86521573119511264" table:style-name="ce39">
            <text:p>86,5%</text:p>
          </table:table-cell>
          <table:table-cell office:value-type="float" office:value="9593" table:style-name="ce38">
            <text:p>9.593</text:p>
          </table:table-cell>
          <table:table-cell office:value-type="percentage" office:value="0.83013153340256141" table:style-name="ce39">
            <text:p>83,0%</text:p>
          </table:table-cell>
          <table:table-cell office:value-type="float" office:value="9526" table:style-name="ce38">
            <text:p>9.526</text:p>
          </table:table-cell>
          <table:table-cell office:value-type="percentage" office:value="0.75352001265622526" table:style-name="ce39">
            <text:p>75,4%</text:p>
          </table:table-cell>
          <table:table-cell office:value-type="float" office:value="6743" table:style-name="ce38">
            <text:p>6.743</text:p>
          </table:table-cell>
          <table:table-cell office:value-type="percentage" office:value="0.56692449974777204" table:style-name="ce39">
            <text:p>56,7%</text:p>
          </table:table-cell>
          <table:table-cell office:value-type="float" office:value="4548" table:style-name="ce38">
            <text:p>4.548</text:p>
          </table:table-cell>
          <table:table-cell office:value-type="percentage" office:value="0.41469864137868151" table:style-name="ce39">
            <text:p>41,5%</text:p>
          </table:table-cell>
          <table:table-cell office:value-type="float" office:value="790" table:style-name="ce38">
            <text:p>790</text:p>
          </table:table-cell>
          <table:table-cell office:value-type="percentage" office:value="8.6565855796625027E-2" table:style-name="ce39">
            <text:p>8,7%</text:p>
          </table:table-cell>
          <table:table-cell office:value-type="float" office:value="44125" table:style-name="ce38">
            <text:p>44.125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2178538716268583" table:style-name="ce39">
            <text:p>62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19" table:style-name="ce38">
            <text:p>1.919</text:p>
          </table:table-cell>
          <table:table-cell office:value-type="percentage" office:value="0.81694338016177093" table:style-name="ce39">
            <text:p>81,7%</text:p>
          </table:table-cell>
          <table:table-cell office:value-type="float" office:value="3172" table:style-name="ce38">
            <text:p>3.172</text:p>
          </table:table-cell>
          <table:table-cell office:value-type="percentage" office:value="0.8463180362860192" table:style-name="ce39">
            <text:p>84,6%</text:p>
          </table:table-cell>
          <table:table-cell office:value-type="float" office:value="6689" table:style-name="ce38">
            <text:p>6.689</text:p>
          </table:table-cell>
          <table:table-cell office:value-type="percentage" office:value="0.8546058515395426" table:style-name="ce39">
            <text:p>85,5%</text:p>
          </table:table-cell>
          <table:table-cell office:value-type="float" office:value="8941" table:style-name="ce38">
            <text:p>8.941</text:p>
          </table:table-cell>
          <table:table-cell office:value-type="percentage" office:value="0.79130896539516771" table:style-name="ce39">
            <text:p>79,1%</text:p>
          </table:table-cell>
          <table:table-cell office:value-type="float" office:value="8964" table:style-name="ce38">
            <text:p>8.964</text:p>
          </table:table-cell>
          <table:table-cell office:value-type="percentage" office:value="0.74687552074654229" table:style-name="ce39">
            <text:p>74,7%</text:p>
          </table:table-cell>
          <table:table-cell office:value-type="float" office:value="6642" table:style-name="ce38">
            <text:p>6.642</text:p>
          </table:table-cell>
          <table:table-cell office:value-type="percentage" office:value="0.54743262177532348" table:style-name="ce39">
            <text:p>54,7%</text:p>
          </table:table-cell>
          <table:table-cell office:value-type="float" office:value="3557" table:style-name="ce38">
            <text:p>3.557</text:p>
          </table:table-cell>
          <table:table-cell office:value-type="percentage" office:value="0.29654022509378908" table:style-name="ce39">
            <text:p>29,7%</text:p>
          </table:table-cell>
          <table:table-cell office:value-type="float" office:value="317" table:style-name="ce38">
            <text:p>317</text:p>
          </table:table-cell>
          <table:table-cell office:value-type="percentage" office:value="3.3110507624817216E-2" table:style-name="ce39">
            <text:p>3,3%</text:p>
          </table:table-cell>
          <table:table-cell office:value-type="float" office:value="40201" table:style-name="ce38">
            <text:p>40.201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56679402766224429" table:style-name="ce39">
            <text:p>56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2" table:style-name="ce38">
            <text:p>22</text:p>
          </table:table-cell>
          <table:table-cell office:value-type="string" table:style-name="ce39">
            <text:p>-</text:p>
          </table:table-cell>
          <table:table-cell office:value-type="float" office:value="16" table:style-name="ce38">
            <text:p>16</text:p>
          </table:table-cell>
          <table:table-cell office:value-type="string" table:style-name="ce39">
            <text:p>-</text:p>
          </table:table-cell>
          <table:table-cell office:value-type="float" office:value="3234" table:style-name="ce38">
            <text:p>3.234</text:p>
          </table:table-cell>
          <table:table-cell office:value-type="string" table:style-name="ce39">
            <text:p>-</text:p>
          </table:table-cell>
          <table:table-cell office:value-type="float" office:value="8513" table:style-name="ce38">
            <text:p>8.513</text:p>
          </table:table-cell>
          <table:table-cell office:value-type="string" table:style-name="ce39">
            <text:p>-</text:p>
          </table:table-cell>
          <table:table-cell office:value-type="float" office:value="19237" table:style-name="ce38">
            <text:p>19.237</text:p>
          </table:table-cell>
          <table:table-cell office:value-type="string" table:style-name="ce39">
            <text:p>-</text:p>
          </table:table-cell>
          <table:table-cell office:value-type="float" office:value="26177" table:style-name="ce38">
            <text:p>26.177</text:p>
          </table:table-cell>
          <table:table-cell office:value-type="string" table:style-name="ce39">
            <text:p>-</text:p>
          </table:table-cell>
          <table:table-cell office:value-type="float" office:value="19072" table:style-name="ce38">
            <text:p>19.072</text:p>
          </table:table-cell>
          <table:table-cell office:value-type="string" table:style-name="ce39">
            <text:p>-</text:p>
          </table:table-cell>
          <table:table-cell office:value-type="float" office:value="678" table:style-name="ce38">
            <text:p>678</text:p>
          </table:table-cell>
          <table:table-cell office:value-type="string" table:style-name="ce39">
            <text:p>-</text:p>
          </table:table-cell>
          <table:table-cell office:value-type="float" office:value="76949" table:style-name="ce38">
            <text:p>76.949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4" table:style-name="ce41">
            <text:p>14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10" table:style-name="ce41">
            <text:p>110</text:p>
          </table:table-cell>
          <table:table-cell office:value-type="string" table:style-name="ce42">
            <text:p>-</text:p>
          </table:table-cell>
          <table:table-cell office:value-type="float" office:value="355" table:style-name="ce41">
            <text:p>355</text:p>
          </table:table-cell>
          <table:table-cell office:value-type="string" table:style-name="ce42">
            <text:p>-</text:p>
          </table:table-cell>
          <table:table-cell office:value-type="float" office:value="632" table:style-name="ce41">
            <text:p>632</text:p>
          </table:table-cell>
          <table:table-cell office:value-type="string" table:style-name="ce42">
            <text:p>-</text:p>
          </table:table-cell>
          <table:table-cell office:value-type="float" office:value="629" table:style-name="ce41">
            <text:p>629</text:p>
          </table:table-cell>
          <table:table-cell office:value-type="string" table:style-name="ce42">
            <text:p>-</text:p>
          </table:table-cell>
          <table:table-cell office:value-type="float" office:value="516" table:style-name="ce41">
            <text:p>516</text:p>
          </table:table-cell>
          <table:table-cell office:value-type="string" table:style-name="ce42">
            <text:p>-</text:p>
          </table:table-cell>
          <table:table-cell office:value-type="float" office:value="37" table:style-name="ce41">
            <text:p>37</text:p>
          </table:table-cell>
          <table:table-cell office:value-type="string" table:style-name="ce42">
            <text:p>-</text:p>
          </table:table-cell>
          <table:table-cell office:value-type="float" office:value="2312" table:style-name="ce41">
            <text:p>2.312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83919" table:style-name="ce45">
            <text:p>2.883.919</text:p>
          </table:table-cell>
          <table:table-cell office:value-type="percentage" office:value="1" table:style-name="ce46">
            <text:p>100,0%</text:p>
          </table:table-cell>
          <table:table-cell office:value-type="float" office:value="3878993" table:style-name="ce45">
            <text:p>3.878.993</text:p>
          </table:table-cell>
          <table:table-cell office:value-type="percentage" office:value="0.97953255581691623" table:style-name="ce46">
            <text:p>98,0%</text:p>
          </table:table-cell>
          <table:table-cell office:value-type="float" office:value="4701590" table:style-name="ce45">
            <text:p>4.701.590</text:p>
          </table:table-cell>
          <table:table-cell office:value-type="percentage" office:value="0.88094478793836073" table:style-name="ce46">
            <text:p>88,1%</text:p>
          </table:table-cell>
          <table:table-cell office:value-type="float" office:value="6143902" table:style-name="ce45">
            <text:p>6.143.902</text:p>
          </table:table-cell>
          <table:table-cell office:value-type="percentage" office:value="0.87354396353578245" table:style-name="ce46">
            <text:p>87,4%</text:p>
          </table:table-cell>
          <table:table-cell office:value-type="float" office:value="5789178" table:style-name="ce45">
            <text:p>5.789.178</text:p>
          </table:table-cell>
          <table:table-cell office:value-type="percentage" office:value="0.73357462368550796" table:style-name="ce46">
            <text:p>73,4%</text:p>
          </table:table-cell>
          <table:table-cell office:value-type="float" office:value="1930229" table:style-name="ce45">
            <text:p>1.930.229</text:p>
          </table:table-cell>
          <table:table-cell office:value-type="percentage" office:value="0.3098080493348504" table:style-name="ce46">
            <text:p>31,0%</text:p>
          </table:table-cell>
          <table:table-cell office:value-type="float" office:value="747976" table:style-name="ce45">
            <text:p>747.976</text:p>
          </table:table-cell>
          <table:table-cell office:value-type="percentage" office:value="0.15127006212787988" table:style-name="ce46">
            <text:p>15,1%</text:p>
          </table:table-cell>
          <table:table-cell office:value-type="float" office:value="75377" table:style-name="ce45">
            <text:p>75.377</text:p>
          </table:table-cell>
          <table:table-cell office:value-type="percentage" office:value="1.9383668416529387E-2" table:style-name="ce46">
            <text:p>1,9%</text:p>
          </table:table-cell>
          <table:table-cell office:value-type="float" office:value="26151164" table:style-name="ce45">
            <text:p>26.151.164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6208753896353848" table:style-name="ce46">
            <text:p>62,1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7-27T15:10:28Z</meta:creation-date>
    <dc:date>2021-07-27T15:10:42Z</dc:date>
  </office:meta>
</office:document-meta>
</file>